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258cm"/>
    </style:style>
    <style:style style:name="co5" style:family="table-column">
      <style:table-column-properties fo:break-before="auto" style:column-width="5.95cm"/>
    </style:style>
    <style:style style:name="ro1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15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923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2.224cm" fo:break-before="auto" style:use-optimal-row-height="true"/>
    </style:style>
    <style:style style:name="ro10" style:family="table-row">
      <style:table-row-properties style:row-height="3.094cm" fo:break-before="auto" style:use-optimal-row-height="true"/>
    </style:style>
    <style:style style:name="ro11" style:family="table-row">
      <style:table-row-properties style:row-height="0.57cm" fo:break-before="auto" style:use-optimal-row-height="true"/>
    </style:style>
    <style:style style:name="ro12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4.685cm" fo:break-before="auto" style:use-optimal-row-height="true"/>
    </style:style>
    <style:style style:name="ro14" style:family="table-row">
      <style:table-row-properties style:row-height="2.579cm" fo:break-before="auto" style:use-optimal-row-height="true"/>
    </style:style>
    <style:style style:name="ro16" style:family="table-row">
      <style:table-row-properties style:row-height="1.356cm" fo:break-before="auto" style:use-optimal-row-height="true"/>
    </style:style>
    <style:style style:name="ro17" style:family="table-row">
      <style:table-row-properties style:row-height="1.79cm" fo:break-before="auto" style:use-optimal-row-height="true"/>
    </style:style>
    <style:style style:name="ro18" style:family="table-row">
      <style:table-row-properties style:row-height="1.275cm" fo:break-before="auto" style:use-optimal-row-height="true"/>
    </style:style>
    <style:style style:name="ro19" style:family="table-row">
      <style:table-row-properties style:row-height="3cm" fo:break-before="auto" style:use-optimal-row-height="true"/>
    </style:style>
    <style:style style:name="ro20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0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font-name="Arial" style:font-name-asian="微软雅黑" style:font-name-complex="Mang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e6e6ff" style:text-align-source="value-type" style:repeat-content="false"/>
      <style:paragraph-properties fo:margin-left="0cm"/>
    </style:style>
    <style:style style:name="ce17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 table:print="false">
        <table:table-column table:style-name="co5" table:default-cell-style-name="ce1"/>
        <table:table-column table:style-name="co2" table:number-columns-repeated="1014" table:default-cell-style-name="ce1"/>
        <table:table-row table:style-name="ro7">
          <table:table-cell office:value-type="string">
            <text:p>Proto-Kiranti</text:p>
          </table:table-cell>
          <table:table-cell office:value-type="string">
            <text:p>rime</text:p>
          </table:table-cell>
          <table:table-cell table:style-name="ce3" office:value-type="string">
            <text:p>Wambule</text:p>
          </table:table-cell>
          <table:table-cell office:value-type="string">
            <text:p>meaning</text:p>
          </table:table-cell>
          <table:table-cell table:style-name="ce3"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part of speech</text:p>
          </table:table-cell>
          <table:table-cell table:style-name="ce3" office:value-type="string">
            <text:p>Bantawa</text:p>
          </table:table-cell>
          <table:table-cell office:value-type="string">
            <text:p>meaning</text:p>
          </table:table-cell>
          <table:table-cell table:style-name="ce3" office:value-type="string">
            <text:p>Limbu</text:p>
          </table:table-cell>
          <table:table-cell office:value-type="string">
            <text:p>meaning</text:p>
          </table:table-cell>
          <table:table-cell office:value-type="string">
            <text:p>Japhug</text:p>
          </table:table-cell>
          <table:table-cell office:value-type="string">
            <text:p>Tibetan</text:p>
          </table:table-cell>
          <table:table-cell office:value-type="string">
            <text:p>Chinese</text:p>
          </table:table-cell>
          <table:table-cell table:number-columns-repeated="1001"/>
        </table:table-row>
        <table:table-row table:style-name="ro8">
          <table:table-cell office:value-type="string">
            <text:p>dza</text:p>
          </table:table-cell>
          <table:table-cell office:value-type="string">
            <text:p>a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 office:value-type="string">
            <text:p>cama</text:p>
          </table:table-cell>
          <table:table-cell office:value-type="string">
            <text:p>eat</text:p>
          </table:table-cell>
          <table:table-cell table:style-name="ce3" office:value-type="string">
            <text:p>ca</text:p>
          </table:table-cell>
          <table:table-cell table:style-name="ce7" office:value-type="string">
            <text:p>eat</text:p>
          </table:table-cell>
          <table:table-cell office:value-type="string">
            <text:p>ndza</text:p>
          </table:table-cell>
          <table:table-cell office:value-type="string">
            <text:p>za</text:p>
          </table:table-cell>
          <table:table-cell table:number-columns-repeated="1002"/>
        </table:table-row>
        <table:table-row table:style-name="ro8">
          <table:table-cell office:value-type="string">
            <text:p>kʰa</text:p>
          </table:table-cell>
          <table:table-cell office:value-type="string">
            <text:p>a</text:p>
          </table:table-cell>
          <table:table-cell table:style-name="ce3" office:value-type="string">
            <text:p>kha</text:p>
          </table:table-cell>
          <table:table-cell office:value-type="string">
            <text:p>be bitter</text:p>
          </table:table-cell>
          <table:table-cell table:style-name="ce3" office:value-type="string">
            <text:p>kh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kha</text:p>
          </table:table-cell>
          <table:table-cell table:number-columns-repeated="1002"/>
        </table:table-row>
        <table:table-row table:style-name="ro1">
          <table:table-cell office:value-type="string">
            <text:p>kwa</text:p>
          </table:table-cell>
          <table:table-cell office:value-type="string">
            <text:p>a</text:p>
          </table:table-cell>
          <table:table-cell table:style-name="ce3" office:value-type="string">
            <text:p>ɓa</text:p>
          </table:table-cell>
          <table:table-cell office:value-type="string">
            <text:p>eat by biting, bite</text:p>
          </table:table-cell>
          <table:table-cell table:style-name="ce3" office:value-type="string">
            <text:p>k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la &gt;&gt; lo</text:p>
          </table:table-cell>
          <table:table-cell office:value-type="string">
            <text:p>a</text:p>
          </table:table-cell>
          <table:table-cell table:style-name="ce3" office:value-type="string">
            <text:p>lwa</text:p>
          </table:table-cell>
          <table:table-cell office:value-type="string">
            <text:p>go</text:p>
          </table:table-cell>
          <table:table-cell table:style-name="ce3"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04"/>
        </table:table-row>
        <table:table-row table:style-name="ro1">
          <table:table-cell office:value-type="string">
            <text:p>s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04"/>
        </table:table-row>
        <table:table-row table:style-name="ro9">
          <table:table-cell office:value-type="string">
            <text:p>t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t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office:value-type="string">
            <text:p>ta</text:p>
          </table:table-cell>
          <table:table-cell table:number-columns-repeated="1003"/>
        </table:table-row>
        <table:table-row table:style-name="ro5">
          <table:table-cell office:value-type="string">
            <text:p>saːk &gt; saːk-t</text:p>
          </table:table-cell>
          <table:table-cell office:value-type="string">
            <text:p>aːk</text:p>
          </table:table-cell>
          <table:table-cell table:style-name="ce3"/>
          <table:table-cell/>
          <table:table-cell table:style-name="ce3" office:value-type="string">
            <text:p>s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style-name="ce3" office:value-type="string">
            <text:p>sakma (saktu)</text:p>
          </table:table-cell>
          <table:table-cell office:value-type="string">
            <text:p>to weed</text:p>
          </table:table-cell>
          <table:table-cell table:style-name="ce3" office:value-type="string">
            <text:p>saːkt</text:p>
          </table:table-cell>
          <table:table-cell office:value-type="string">
            <text:p>to sort, to cull, to weed by hand</text:p>
          </table:table-cell>
          <table:table-cell table:number-columns-repeated="1004"/>
        </table:table-row>
        <table:table-row table:style-name="ro1">
          <table:table-cell office:value-type="string">
            <text:p>gaːkt</text:p>
          </table:table-cell>
          <table:table-cell office:value-type="string">
            <text:p>aː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akma (kaktu)</text:p>
          </table:table-cell>
          <table:table-cell office:value-type="string">
            <text:p>jump over</text:p>
          </table:table-cell>
          <table:table-cell table:style-name="ce3" office:value-type="string">
            <text:p>kaːkt</text:p>
          </table:table-cell>
          <table:table-cell office:value-type="string">
            <text:p>jump over, step over</text:p>
          </table:table-cell>
          <table:table-cell table:number-columns-repeated="1004"/>
        </table:table-row>
        <table:table-row table:style-name="ro2">
          <table:table-cell office:value-type="string">
            <text:p>blaːt</text:p>
          </table:table-cell>
          <table:table-cell office:value-type="string">
            <text:p>aːt</text:p>
          </table:table-cell>
          <table:table-cell table:style-name="ce3"/>
          <table:table-cell/>
          <table:table-cell table:style-name="ce3"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aːt</text:p>
          </table:table-cell>
          <table:table-cell office:value-type="string">
            <text:p>to speak</text:p>
          </table:table-cell>
          <table:table-cell table:number-columns-repeated="1004"/>
        </table:table-row>
        <table:table-row table:style-name="ro10">
          <table:table-cell office:value-type="string">
            <text:p>waːt</text:p>
          </table:table-cell>
          <table:table-cell office:value-type="string">
            <text:p>aː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table:style-name="ce3" office:value-type="string">
            <text:p>waːt</text:p>
          </table:table-cell>
          <table:table-cell office:value-type="string">
            <text:p>to wear (an ornament)</text:p>
          </table:table-cell>
          <table:table-cell office:value-type="string">
            <text:p>ŋga</text:p>
          </table:table-cell>
          <table:table-cell table:number-columns-repeated="1003"/>
        </table:table-row>
        <table:table-row table:style-name="ro5">
          <table:table-cell office:value-type="string">
            <text:p>jak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jakma (jaa)</text:p>
          </table:table-cell>
          <table:table-cell office:value-type="string">
            <text:p>to be (existentially, locationally)</text:p>
          </table:table-cell>
          <table:table-cell table:style-name="ce3" office:value-type="string">
            <text:p>jak</text:p>
          </table:table-cell>
          <table:table-cell office:value-type="string">
            <text:p>to be (inside of sth.)</text:p>
          </table:table-cell>
          <table:table-cell table:number-columns-repeated="1004"/>
        </table:table-row>
        <table:table-row table:style-name="ro11">
          <table:table-cell office:value-type="string">
            <text:p>l[a|e|o]k</text:p>
          </table:table-cell>
          <table:table-cell office:value-type="string">
            <text:p>ak</text:p>
          </table:table-cell>
          <table:table-cell table:style-name="ce3" office:value-type="string">
            <text:p>lwakt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style-name="ce3" office:value-type="string">
            <text:p>lekma (lea)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/>
          <table:table-cell office:value-type="string">
            <text:p>ldʑags</text:p>
          </table:table-cell>
          <table:table-cell office:value-type="string">
            <text:p>食</text:p>
          </table:table-cell>
          <table:table-cell table:number-columns-repeated="1001"/>
        </table:table-row>
        <table:table-row table:style-name="ro5">
          <table:table-cell office:value-type="string">
            <text:p>mak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akma (makta)</text:p>
          </table:table-cell>
          <table:table-cell office:value-type="string">
            <text:p>be black</text:p>
          </table:table-cell>
          <table:table-cell table:style-name="ce3"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1004"/>
        </table:table-row>
        <table:table-row table:style-name="ro9">
          <table:table-cell office:value-type="string">
            <text:p>ʔak &gt; ʔak-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 office:value-type="string">
            <text:p>ʔak-kho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style-name="ce3" office:value-type="string">
            <text:p>akma (akta)</text:p>
          </table:table-cell>
          <table:table-cell office:value-type="string">
            <text:p>to feel pain, strong pain; to suffer heavily; almost die</text:p>
          </table:table-cell>
          <table:table-cell table:style-name="ce3"/>
          <table:table-cell table:number-columns-repeated="2"/>
          <table:table-cell office:value-type="string">
            <text:p>ag.po</text:p>
          </table:table-cell>
          <table:table-cell office:value-type="string">
            <text:p>惡</text:p>
          </table:table-cell>
          <table:table-cell table:number-columns-repeated="1001"/>
        </table:table-row>
        <table:table-row table:style-name="ro2">
          <table:table-cell office:value-type="string">
            <text:p>jakt &gt; jak-s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jakt</text:p>
          </table:table-cell>
          <table:table-cell office:value-type="string">
            <text:p>strike, hit</text:p>
          </table:table-cell>
          <table:table-cell/>
          <table:table-cell table:style-name="ce3"/>
          <table:table-cell/>
          <table:table-cell table:style-name="ce3" office:value-type="string">
            <text:p>jaŋs</text:p>
          </table:table-cell>
          <table:table-cell office:value-type="string">
            <text:p>strike, hit</text:p>
          </table:table-cell>
          <table:table-cell table:number-columns-repeated="1004"/>
        </table:table-row>
        <table:table-row table:style-name="ro4">
          <table:table-cell office:value-type="string">
            <text:p>lakt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l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style-name="ce3"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kal</text:p>
          </table:table-cell>
          <table:table-cell office:value-type="string">
            <text:p>al</text:p>
          </table:table-cell>
          <table:table-cell table:style-name="ce3"/>
          <table:table-cell/>
          <table:table-cell table:style-name="ce3"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04"/>
        </table:table-row>
        <table:table-row table:style-name="ro2">
          <table:table-cell office:value-type="string">
            <text:p>[ts|s]am &gt; sam-t</text:p>
          </table:table-cell>
          <table:table-cell office:value-type="string">
            <text:p>am</text:p>
          </table:table-cell>
          <table:table-cell table:style-name="ce3" office:value-type="string">
            <text:p>samt</text:p>
          </table:table-cell>
          <table:table-cell office:value-type="string">
            <text:p>lose</text:p>
          </table:table-cell>
          <table:table-cell table:style-name="ce3" office:value-type="string">
            <text:p>ʦ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table:style-name="ce3"/>
          <table:table-cell table:style-name="ce7"/>
          <table:table-cell table:style-name="ce3"/>
          <table:table-cell table:number-columns-repeated="1005"/>
        </table:table-row>
        <table:table-row table:style-name="ro4">
          <table:table-cell office:value-type="string">
            <text:p>gam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style-name="ce3" office:value-type="string">
            <text:p>kamma (kamsu)</text:p>
          </table:table-cell>
          <table:table-cell office:value-type="string">
            <text:p>to join</text:p>
          </table:table-cell>
          <table:table-cell table:style-name="ce3" office:value-type="string">
            <text:p>kam</text:p>
          </table:table-cell>
          <table:table-cell office:value-type="string">
            <text:p>to fit, to fit together (intr.)</text:p>
          </table:table-cell>
          <table:table-cell table:number-columns-repeated="1004"/>
        </table:table-row>
        <table:table-row table:style-name="ro1">
          <table:table-cell office:value-type="string">
            <text:p>gram &gt; gramt</text:p>
          </table:table-cell>
          <table:table-cell office:value-type="string">
            <text:p>am</text:p>
          </table:table-cell>
          <table:table-cell table:style-name="ce3" office:value-type="string">
            <text:p>gram</text:p>
          </table:table-cell>
          <table:table-cell office:value-type="string">
            <text:p>feel hating for, hatred</text:p>
          </table:table-cell>
          <table:table-cell table:style-name="ce3" office:value-type="string">
            <text:p>ghrɛmt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kam &gt; k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amt</text:p>
          </table:table-cell>
          <table:table-cell office:value-type="string">
            <text:p>to bite down on, to chew</text:p>
          </table:table-cell>
          <table:table-cell table:number-columns-repeated="1004"/>
        </table:table-row>
        <table:table-row table:style-name="ro4">
          <table:table-cell office:value-type="string">
            <text:p>pram &gt; bram &gt; br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pr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style-name="ce3"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ʰ[e|a]m</text:p>
          </table:table-cell>
          <table:table-cell office:value-type="string">
            <text:p>am/em</text:p>
          </table:table-cell>
          <table:table-cell table:style-name="ce3"/>
          <table:table-cell/>
          <table:table-cell table:style-name="ce3" office:value-type="string">
            <text:p>thɛm</text:p>
          </table:table-cell>
          <table:table-cell office:value-type="string">
            <text:p>lose (one's way)</text:p>
          </table:table-cell>
          <table:table-cell office:value-type="string">
            <text:p>vt</text:p>
          </table:table-cell>
          <table:table-cell table:style-name="ce3" office:value-type="string">
            <text:p>tʰemma (tʰema)</text:p>
          </table:table-cell>
          <table:table-cell table:style-name="ce7" office:value-type="string">
            <text:p>be lost</text:p>
          </table:table-cell>
          <table:table-cell table:style-name="ce3"/>
          <table:table-cell table:style-name="ce7" table:number-columns-repeated="2"/>
          <table:table-cell table:number-columns-repeated="1003"/>
        </table:table-row>
        <table:table-row table:style-name="ro4">
          <table:table-cell office:value-type="string">
            <text:p>pʰan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ph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style-name="ce3" office:value-type="string">
            <text:p>pʰanma (pʰantu)</text:p>
          </table:table-cell>
          <table:table-cell office:value-type="string">
            <text:p>to change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tan &gt; tan-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tɛnt</text:p>
          </table:table-cell>
          <table:table-cell office:value-type="string">
            <text:p>drop, sow maize</text:p>
          </table:table-cell>
          <table:table-cell office:value-type="string">
            <text:p>vt</text:p>
          </table:table-cell>
          <table:table-cell table:style-name="ce3"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style-name="ce3" office:value-type="string">
            <text:p>(mut) thaːnt</text:p>
          </table:table-cell>
          <table:table-cell office:value-type="string">
            <text:p>drop</text:p>
          </table:table-cell>
          <table:table-cell table:number-columns-repeated="1004"/>
        </table:table-row>
        <table:table-row table:style-name="ro2">
          <table:table-cell office:value-type="string">
            <text:p>h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style-name="ce3" office:value-type="string">
            <text:p>haŋma</text:p>
          </table:table-cell>
          <table:table-cell office:value-type="string">
            <text:p>itch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haŋ &gt; haŋt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04"/>
        </table:table-row>
        <table:table-row table:style-name="ro7">
          <table:table-cell table:style-name="ce7" office:value-type="string">
            <text:p>jaŋ</text:p>
          </table:table-cell>
          <table:table-cell table:style-name="ce7" office:value-type="string">
            <text:p>aŋ</text:p>
          </table:table-cell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3" office:value-type="string">
            <text:p>jaŋma (jaŋsa)</text:p>
          </table:table-cell>
          <table:table-cell office:value-type="string">
            <text:p>be lightweight</text:p>
          </table:table-cell>
          <table:table-cell table:style-name="ce3" office:value-type="string">
            <text:p>jaŋjaŋba (adj)</text:p>
          </table:table-cell>
          <table:table-cell office:value-type="string">
            <text:p>light</text:p>
          </table:table-cell>
          <table:table-cell office:value-type="string">
            <text:p>ʑo</text:p>
          </table:table-cell>
          <table:table-cell office:value-type="string">
            <text:p>jaŋ.po</text:p>
          </table:table-cell>
          <table:table-cell table:number-columns-repeated="1002"/>
        </table:table-row>
        <table:table-row table:style-name="ro1">
          <table:table-cell office:value-type="string">
            <text:p>tʰ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ʰaŋma (tʰaŋa)</text:p>
          </table:table-cell>
          <table:table-cell office:value-type="string">
            <text:p>to come up</text:p>
          </table:table-cell>
          <table:table-cell table:style-name="ce3"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1004"/>
        </table:table-row>
        <table:table-row table:style-name="ro12">
          <table:table-cell office:value-type="string">
            <text:p>daŋt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04"/>
        </table:table-row>
        <table:table-row table:style-name="ro1">
          <table:table-cell office:value-type="string">
            <text:p>gaŋ &gt; gaŋ-s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gh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style-name="ce3" office:value-type="string">
            <text:p>kaŋma (kaŋsu)</text:p>
          </table:table-cell>
          <table:table-cell office:value-type="string">
            <text:p>agre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gla[k|ŋ]</text:p>
          </table:table-cell>
          <table:table-cell office:value-type="string">
            <text:p>aŋt</text:p>
          </table:table-cell>
          <table:table-cell table:style-name="ce3" office:value-type="string">
            <text:p>glak</text:p>
          </table:table-cell>
          <table:table-cell office:value-type="string">
            <text:p>win</text:p>
          </table:table-cell>
          <table:table-cell table:style-name="ce3" office:value-type="string">
            <text:p>ghl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hap &gt; hap-t / hap-s</text:p>
          </table:table-cell>
          <table:table-cell office:value-type="string">
            <text:p>ap</text:p>
          </table:table-cell>
          <table:table-cell table:style-name="ce3" office:value-type="string">
            <text:p>hapt</text:p>
          </table:table-cell>
          <table:table-cell office:value-type="string">
            <text:p>lift up, draw up, take out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04"/>
        </table:table-row>
        <table:table-row table:style-name="ro7">
          <table:table-cell office:value-type="string">
            <text:p>kʰraːp &gt; kʰraːp-si</text:p>
          </table:table-cell>
          <table:table-cell office:value-type="string">
            <text:p>ap</text:p>
          </table:table-cell>
          <table:table-cell table:style-name="ce3" office:value-type="string">
            <text:p>khram</text:p>
          </table:table-cell>
          <table:table-cell office:value-type="string">
            <text:p>cry, weep</text:p>
          </table:table-cell>
          <table:table-cell table:style-name="ce3"/>
          <table:table-cell table:number-columns-repeated="2"/>
          <table:table-cell table:style-name="ce3" office:value-type="string">
            <text:p>kʰapma (kʰawa)</text:p>
          </table:table-cell>
          <table:table-cell office:value-type="string">
            <text:p>to cry, weep</text:p>
          </table:table-cell>
          <table:table-cell table:style-name="ce3" office:value-type="string">
            <text:p>haːp</text:p>
          </table:table-cell>
          <table:table-cell office:value-type="string">
            <text:p>weep</text:p>
          </table:table-cell>
          <table:table-cell table:number-columns-repeated="2"/>
          <table:table-cell office:value-type="string">
            <text:p>哭</text:p>
          </table:table-cell>
          <table:table-cell table:number-columns-repeated="1001"/>
        </table:table-row>
        <table:table-row table:style-name="ro13">
          <table:table-cell office:value-type="string">
            <text:p>tap &gt; tap-s 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ʰamma (dʰamsu)</text:p>
          </table:table-cell>
          <table:table-cell office:value-type="string">
            <text:p>to throw to the ground.</text:p>
          </table:table-cell>
          <table:table-cell table:style-name="ce3" office:value-type="string">
            <text:p>thaps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1004"/>
        </table:table-row>
        <table:table-row table:style-name="ro2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leak</text:p>
          </table:table-cell>
          <table:table-cell table:style-name="ce3" office:value-type="string">
            <text:p>ʦ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be able</text:p>
          </table:table-cell>
          <table:table-cell table:style-name="ce3" office:value-type="string">
            <text:p>ʦ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wap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 office:value-type="string">
            <text:p>w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style-name="ce3" office:value-type="string">
            <text:p>opma (ou)</text:p>
          </table:table-cell>
          <table:table-cell office:value-type="string">
            <text:p>to scoop, to get water 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hapt 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style-name="ce3" office:value-type="string">
            <text:p>hapma (hapta)</text:p>
          </table:table-cell>
          <table:table-cell office:value-type="string">
            <text:p>to be stuck, be entangled</text:p>
          </table:table-cell>
          <table:table-cell table:style-name="ce3"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04"/>
        </table:table-row>
        <table:table-row table:style-name="ro1">
          <table:table-cell office:value-type="string">
            <text:p>ŋapt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apma (ŋaptu)</text:p>
          </table:table-cell>
          <table:table-cell office:value-type="string">
            <text:p>snatch</text:p>
          </table:table-cell>
          <table:table-cell table:style-name="ce3" office:value-type="string">
            <text:p>napt</text:p>
          </table:table-cell>
          <table:table-cell office:value-type="string">
            <text:p>snatch</text:p>
          </table:table-cell>
          <table:table-cell table:number-columns-repeated="1004"/>
        </table:table-row>
        <table:table-row table:style-name="ro14">
          <table:table-cell office:value-type="string">
            <text:p>tʰar &gt; tʰar-t</text:p>
          </table:table-cell>
          <table:table-cell office:value-type="string">
            <text:p>ar</text:p>
          </table:table-cell>
          <table:table-cell table:style-name="ce3" office:value-type="string">
            <text:p>thar</text:p>
          </table:table-cell>
          <table:table-cell table:style-name="ce7" office:value-type="string">
            <text:p>bring sth in an upright position by resting it against smth else</text:p>
          </table:table-cell>
          <table:table-cell table:style-name="ce3"/>
          <table:table-cell table:number-columns-repeated="2"/>
          <table:table-cell table:style-name="ce3" office:value-type="string">
            <text:p>tʰanma (tʰantu)</text:p>
          </table:table-cell>
          <table:table-cell table:style-name="ce7" office:value-type="string">
            <text:p>to make stand</text:p>
          </table:table-cell>
          <table:table-cell table:style-name="ce10"/>
          <table:table-cell table:style-name="ce11"/>
          <table:table-cell table:style-name="ce7"/>
          <table:table-cell table:number-columns-repeated="1003"/>
        </table:table-row>
        <table:table-row table:style-name="ro1">
          <table:table-cell office:value-type="string">
            <text:p>h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hama (hasu)</text:p>
          </table:table-cell>
          <table:table-cell office:value-type="string">
            <text:p>divide, to distribute</text:p>
          </table:table-cell>
          <table:table-cell table:style-name="ce3" office:value-type="string">
            <text:p>has</text:p>
          </table:table-cell>
          <table:table-cell office:value-type="string">
            <text:p>divide up, distribute</text:p>
          </table:table-cell>
          <table:table-cell table:number-columns-repeated="1004"/>
        </table:table-row>
        <table:table-row table:style-name="ro8">
          <table:table-cell office:value-type="string">
            <text:p>j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jama (jasu)</text:p>
          </table:table-cell>
          <table:table-cell office:value-type="string">
            <text:p>tickle</text:p>
          </table:table-cell>
          <table:table-cell table:style-name="ce3" office:value-type="string">
            <text:p>(jam) jas</text:p>
          </table:table-cell>
          <table:table-cell office:value-type="string">
            <text:p>be tickled</text:p>
          </table:table-cell>
          <table:table-cell office:value-type="string">
            <text:p>rɤʑa</text:p>
          </table:table-cell>
          <table:table-cell office:value-type="string">
            <text:p>gja</text:p>
          </table:table-cell>
          <table:table-cell table:number-columns-repeated="1002"/>
        </table:table-row>
        <table:table-row table:style-name="ro1">
          <table:table-cell office:value-type="string">
            <text:p>m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ama (masu)</text:p>
          </table:table-cell>
          <table:table-cell office:value-type="string">
            <text:p>lose</text:p>
          </table:table-cell>
          <table:table-cell table:style-name="ce3" office:value-type="string">
            <text:p>mas</text:p>
          </table:table-cell>
          <table:table-cell office:value-type="string">
            <text:p>lose</text:p>
          </table:table-cell>
          <table:table-cell table:number-columns-repeated="1004"/>
        </table:table-row>
        <table:table-row table:style-name="ro1">
          <table:table-cell office:value-type="string">
            <text:p>k[r]at</text:p>
          </table:table-cell>
          <table:table-cell office:value-type="string">
            <text:p>at</text:p>
          </table:table-cell>
          <table:table-cell table:style-name="ce3" office:value-type="string">
            <text:p>krat</text:p>
          </table:table-cell>
          <table:table-cell office:value-type="string">
            <text:p>bite with molar, gnaw</text:p>
          </table:table-cell>
          <table:table-cell table:style-name="ce3" office:value-type="string">
            <text:p>k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mat</text:p>
          </table:table-cell>
          <table:table-cell office:value-type="string">
            <text:p>at</text:p>
          </table:table-cell>
          <table:table-cell table:style-name="ce3" office:value-type="string">
            <text:p>mat</text:p>
          </table:table-cell>
          <table:table-cell office:value-type="string">
            <text:p>forget</text:p>
          </table:table-cell>
          <table:table-cell table:style-name="ce3"/>
          <table:table-cell table:number-columns-repeated="2"/>
          <table:table-cell table:style-name="ce3" office:value-type="string">
            <text:p>manma</text:p>
          </table:table-cell>
          <table:table-cell office:value-type="string">
            <text:p>forget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1">
          <table:table-cell office:value-type="string">
            <text:p>la[n|t]</text:p>
          </table:table-cell>
          <table:table-cell office:value-type="string">
            <text:p>at/an</text:p>
          </table:table-cell>
          <table:table-cell table:style-name="ce3"/>
          <table:table-cell/>
          <table:table-cell table:style-name="ce3" office:value-type="string">
            <text:p>l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table:style-name="ce3" office:value-type="string">
            <text:p>latma (laru) vt</text:p>
          </table:table-cell>
          <table:table-cell office:value-type="string">
            <text:p>to take out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nɑ-si</text:p>
          </table:table-cell>
          <table:table-cell office:value-type="string">
            <text:p>ɑ</text:p>
          </table:table-cell>
          <table:table-cell table:style-name="ce3"/>
          <table:table-cell/>
          <table:table-cell table:style-name="ce3" office:value-type="string">
            <text:p>no-si</text:p>
          </table:table-cell>
          <table:table-cell office:value-type="string">
            <text:p>rest</text:p>
          </table:table-cell>
          <table:table-cell office:value-type="string">
            <text:p>vr</text:p>
          </table:table-cell>
          <table:table-cell table:style-name="ce3"/>
          <table:table-cell/>
          <table:table-cell table:style-name="ce3" office:value-type="string">
            <text:p>nas</text:p>
          </table:table-cell>
          <table:table-cell office:value-type="string">
            <text:p>become weak, tired</text:p>
          </table:table-cell>
          <table:table-cell office:value-type="string">
            <text:p>nɯna</text:p>
          </table:table-cell>
          <table:table-cell office:value-type="string">
            <text:p>ɲal</text:p>
          </table:table-cell>
          <table:table-cell table:number-columns-repeated="1002"/>
        </table:table-row>
        <table:table-row table:style-name="ro7">
          <table:table-cell office:value-type="string">
            <text:p>dzɑːk</text:p>
          </table:table-cell>
          <table:table-cell office:value-type="string">
            <text:p>ɑːk</text:p>
          </table:table-cell>
          <table:table-cell table:style-name="ce3" office:value-type="string">
            <text:p>dzwak </text:p>
          </table:table-cell>
          <table:table-cell office:value-type="string">
            <text:p>swim (n)</text:p>
          </table:table-cell>
          <table:table-cell table:style-name="ce3"/>
          <table:table-cell table:number-columns-repeated="2"/>
          <table:table-cell table:style-name="ce3" office:value-type="string">
            <text:p>cakma (caa)</text:p>
          </table:table-cell>
          <table:table-cell office:value-type="string">
            <text:p>bathe</text:p>
          </table:table-cell>
          <table:table-cell table:style-name="ce3" office:value-type="string">
            <text:p>caːk</text:p>
          </table:table-cell>
          <table:table-cell office:value-type="string">
            <text:p>to cross, to swim across</text:p>
          </table:table-cell>
          <table:table-cell office:value-type="string">
            <text:p>ndʑaʁ</text:p>
          </table:table-cell>
          <table:table-cell table:number-columns-repeated="1003"/>
        </table:table-row>
        <table:table-row table:style-name="ro2">
          <table:table-cell office:value-type="string">
            <text:p>kwɑːrt</text:p>
          </table:table-cell>
          <table:table-cell office:value-type="string">
            <text:p>ɑːr</text:p>
          </table:table-cell>
          <table:table-cell table:style-name="ce3" office:value-type="string">
            <text:p>ɓari</text:p>
          </table:table-cell>
          <table:table-cell office:value-type="string">
            <text:p>wound (n)</text:p>
          </table:table-cell>
          <table:table-cell table:style-name="ce3" office:value-type="string">
            <text:p>koɔr</text:p>
          </table:table-cell>
          <table:table-cell office:value-type="string">
            <text:p>wound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kha:nt</text:p>
          </table:table-cell>
          <table:table-cell office:value-type="string">
            <text:p>wound</text:p>
          </table:table-cell>
          <table:table-cell table:number-columns-repeated="1004"/>
        </table:table-row>
        <table:table-row table:style-name="ro5">
          <table:table-cell office:value-type="string">
            <text:p>mɑːt</text:p>
          </table:table-cell>
          <table:table-cell office:value-type="string">
            <text:p>ɑːt</text:p>
          </table:table-cell>
          <table:table-cell table:style-name="ce3"/>
          <table:table-cell/>
          <table:table-cell table:style-name="ce3"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style-name="ce3"/>
          <table:table-cell/>
          <table:table-cell table:style-name="ce3"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04"/>
        </table:table-row>
        <table:table-row table:style-name="ro11">
          <table:table-cell office:value-type="string">
            <text:p>t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tô</text:p>
          </table:table-cell>
          <table:table-cell office:value-type="string">
            <text:p>weave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thak</text:p>
          </table:table-cell>
          <table:table-cell office:value-type="string">
            <text:p>weave</text:p>
          </table:table-cell>
          <table:table-cell office:value-type="string">
            <text:p>taʁ</text:p>
          </table:table-cell>
          <table:table-cell office:value-type="string">
            <text:p>btag</text:p>
          </table:table-cell>
          <table:table-cell office:value-type="string">
            <text:p>織</text:p>
          </table:table-cell>
          <table:table-cell table:number-columns-repeated="1001"/>
        </table:table-row>
        <table:table-row table:style-name="ro1">
          <table:table-cell office:value-type="string">
            <text:p>ts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style-name="ce3" office:value-type="string">
            <text:p>cʰakma (cʰau)</text:p>
          </table:table-cell>
          <table:table-cell office:value-type="string">
            <text:p>to chisel into shap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pʰol</text:p>
          </table:table-cell>
          <table:table-cell office:value-type="string">
            <text:p>ɑl</text:p>
          </table:table-cell>
          <table:table-cell table:style-name="ce3" office:value-type="string">
            <text:p>phwal</text:p>
          </table:table-cell>
          <table:table-cell office:value-type="string">
            <text:p>stir rice, vegetables with a spoon</text:p>
          </table:table-cell>
          <table:table-cell table:style-name="ce3" office:value-type="string">
            <text:p>ph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dɑ[m|p]</text:p>
          </table:table-cell>
          <table:table-cell office:value-type="string">
            <text:p>ɑm</text:p>
          </table:table-cell>
          <table:table-cell table:style-name="ce3" office:value-type="string">
            <text:p>dwapt</text:p>
          </table:table-cell>
          <table:table-cell office:value-type="string">
            <text:p>fill, draw (water)</text:p>
          </table:table-cell>
          <table:table-cell table:style-name="ce3" office:value-type="string">
            <text:p>dom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style-name="ce3" office:value-type="string">
            <text:p>tapma</text:p>
          </table:table-cell>
          <table:table-cell office:value-type="string">
            <text:p>to fill. (wa tapta ‘it filled with water’)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lɑm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l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style-name="ce3" office:value-type="string">
            <text:p>lamma (lamu)</text:p>
          </table:table-cell>
          <table:table-cell office:value-type="string">
            <text:p>to seek, to search</text:p>
          </table:table-cell>
          <table:table-cell table:style-name="ce3"/>
          <table:table-cell table:number-columns-repeated="1005"/>
        </table:table-row>
        <table:table-row table:style-name="ro16">
          <table:table-cell office:value-type="string">
            <text:p>nɑm &gt; nɑm-s</text:p>
          </table:table-cell>
          <table:table-cell office:value-type="string">
            <text:p>ɑm</text:p>
          </table:table-cell>
          <table:table-cell table:style-name="ce3" office:value-type="string">
            <text:p>ŋwam</text:p>
          </table:table-cell>
          <table:table-cell office:value-type="string">
            <text:p>smell, sniff</text:p>
          </table:table-cell>
          <table:table-cell table:style-name="ce3"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style-name="ce3" office:value-type="string">
            <text:p>namma (nama)</text:p>
          </table:table-cell>
          <table:table-cell office:value-type="string">
            <text:p>reek, stink</text:p>
          </table:table-cell>
          <table:table-cell table:style-name="ce3" office:value-type="string">
            <text:p>nams</text:p>
          </table:table-cell>
          <table:table-cell office:value-type="string">
            <text:p>to sniff, to smell; to kiss</text:p>
          </table:table-cell>
          <table:table-cell office:value-type="string">
            <text:p>mnɤm</text:p>
          </table:table-cell>
          <table:table-cell office:value-type="string">
            <text:p>mnam</text:p>
          </table:table-cell>
          <table:table-cell table:number-columns-repeated="1002"/>
        </table:table-row>
        <table:table-row table:style-name="ro1">
          <table:table-cell office:value-type="string">
            <text:p>tsɑm &gt; tsɑm-s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ʦ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style-name="ce3" office:value-type="string">
            <text:p>cʰamma (cʰamsu)</text:p>
          </table:table-cell>
          <table:table-cell office:value-type="string">
            <text:p>to splice (with an axe)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g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ghoŋ</text:p>
          </table:table-cell>
          <table:table-cell office:value-type="string">
            <text:p>warm</text:p>
          </table:table-cell>
          <table:table-cell office:value-type="string">
            <text:p>vt</text:p>
          </table:table-cell>
          <table:table-cell table:style-name="ce14" office:value-type="string">
            <text:p>kaŋma (kaŋtu)</text:p>
          </table:table-cell>
          <table:table-cell office:value-type="string">
            <text:p>warm indirectly</text:p>
          </table:table-cell>
          <table:table-cell table:style-name="ce3"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table:number-columns-repeated="1004"/>
        </table:table-row>
        <table:table-row table:style-name="ro1">
          <table:table-cell office:value-type="string">
            <text:p>h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style-name="ce3" office:value-type="string">
            <text:p>hanma (hantu)</text:p>
          </table:table-cell>
          <table:table-cell office:value-type="string">
            <text:p>to send</text:p>
          </table:table-cell>
          <table:table-cell table:style-name="ce3" office:value-type="string">
            <text:p>haŋ</text:p>
          </table:table-cell>
          <table:table-cell office:value-type="string">
            <text:p>send</text:p>
          </table:table-cell>
          <table:table-cell table:number-columns-repeated="1004"/>
        </table:table-row>
        <table:table-row table:style-name="ro16">
          <table:table-cell office:value-type="string">
            <text:p>mɑŋ &gt; mɑk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style-name="ce3" office:value-type="string">
            <text:p>makma (maktu)</text:p>
          </table:table-cell>
          <table:table-cell office:value-type="string">
            <text:p>to see in a dream</text:p>
          </table:table-cell>
          <table:table-cell table:style-name="ce3" office:value-type="string">
            <text:p>makt</text:p>
          </table:table-cell>
          <table:table-cell office:value-type="string">
            <text:p>to dream, to see in a dream</text:p>
          </table:table-cell>
          <table:table-cell office:value-type="string">
            <text:p>jmŋo</text:p>
          </table:table-cell>
          <table:table-cell/>
          <table:table-cell office:value-type="string">
            <text:p>夢</text:p>
          </table:table-cell>
          <table:table-cell table:number-columns-repeated="1001"/>
        </table:table-row>
        <table:table-row table:style-name="ro2">
          <table:table-cell office:value-type="string">
            <text:p>r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</text:p>
          </table:table-cell>
          <table:table-cell office:value-type="string">
            <text:p>use</text:p>
          </table:table-cell>
          <table:table-cell/>
          <table:table-cell table:style-name="ce3"/>
          <table:table-cell/>
          <table:table-cell table:style-name="ce3" office:value-type="string">
            <text:p>jaŋ</text:p>
          </table:table-cell>
          <table:table-cell office:value-type="string">
            <text:p>use</text:p>
          </table:table-cell>
          <table:table-cell table:number-columns-repeated="1004"/>
        </table:table-row>
        <table:table-row table:style-name="ro1">
          <table:table-cell office:value-type="string">
            <text:p>rɑŋ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t</text:p>
          </table:table-cell>
          <table:table-cell office:value-type="string">
            <text:p>dry through</text:p>
          </table:table-cell>
          <table:table-cell office:value-type="string">
            <text:p>vt-i</text:p>
          </table:table-cell>
          <table:table-cell table:style-name="ce3" office:value-type="string">
            <text:p>raŋma (raŋta)</text:p>
          </table:table-cell>
          <table:table-cell office:value-type="string">
            <text:p>dry strongly, parch; tan</text:p>
          </table:table-cell>
          <table:table-cell table:style-name="ce3"/>
          <table:table-cell table:number-columns-repeated="1005"/>
        </table:table-row>
        <table:table-row table:style-name="ro12">
          <table:table-cell office:value-type="string">
            <text:p>tsɑŋ &gt; tsɑŋ-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ʦoŋ</text:p>
          </table:table-cell>
          <table:table-cell office:value-type="string">
            <text:p>make a heap</text:p>
          </table:table-cell>
          <table:table-cell/>
          <table:table-cell table:style-name="ce3" office:value-type="string">
            <text:p>cʰaŋma (cʰaŋtu)</text:p>
          </table:table-cell>
          <table:table-cell office:value-type="string">
            <text:p>stack up disorderly, pile unequal things onto one another</text:p>
          </table:table-cell>
          <table:table-cell table:style-name="ce3"/>
          <table:table-cell table:number-columns-repeated="1005"/>
        </table:table-row>
        <table:table-row table:style-name="ro17">
          <table:table-cell office:value-type="string">
            <text:p>w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w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style-name="ce3" office:value-type="string">
            <text:p>waŋma (waŋa)</text:p>
          </table:table-cell>
          <table:table-cell office:value-type="string">
            <text:p>to enter, arrive, come; reach (at); to climb</text:p>
          </table:table-cell>
          <table:table-cell table:style-name="ce3"/>
          <table:table-cell/>
          <table:table-cell office:value-type="string">
            <text:p>joŋ</text:p>
          </table:table-cell>
          <table:table-cell table:number-columns-repeated="1003"/>
        </table:table-row>
        <table:table-row table:style-name="ro4">
          <table:table-cell office:value-type="string">
            <text:p>kʰɑp &gt; gɑp &gt; gɑp-t</text:p>
          </table:table-cell>
          <table:table-cell office:value-type="string">
            <text:p>ɑp</text:p>
          </table:table-cell>
          <table:table-cell table:style-name="ce3"/>
          <table:table-cell table:style-name="ce7"/>
          <table:table-cell table:style-name="ce3" office:value-type="string">
            <text:p>kh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style-name="ce14" office:value-type="string">
            <text:p>kapma (kaptu)</text:p>
          </table:table-cell>
          <table:table-cell office:value-type="string">
            <text:p>to put together (things that are relate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l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l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style-name="ce3"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m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m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style-name="ce3" office:value-type="string">
            <text:p>mapma</text:p>
          </table:table-cell>
          <table:table-cell office:value-type="string">
            <text:p>to grab, snatch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ʔɑp &gt; ʔɑp-t</text:p>
          </table:table-cell>
          <table:table-cell office:value-type="string">
            <text:p>ɑp</text:p>
          </table:table-cell>
          <table:table-cell table:style-name="ce3" office:value-type="string">
            <text:p>wapt</text:p>
          </table:table-cell>
          <table:table-cell office:value-type="string">
            <text:p>toss, throw, hit (a target with a stone), shoot</text:p>
          </table:table-cell>
          <table:table-cell table:style-name="ce3"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style-name="ce3" office:value-type="string">
            <text:p>apma (au); apma (aptu)</text:p>
          </table:table-cell>
          <table:table-cell office:value-type="string">
            <text:p>shoot</text:p>
          </table:table-cell>
          <table:table-cell table:style-name="ce3" office:value-type="string">
            <text:p>ap</text:p>
          </table:table-cell>
          <table:table-cell office:value-type="string">
            <text:p>shoot</text:p>
          </table:table-cell>
          <table:table-cell table:number-columns-repeated="1004"/>
        </table:table-row>
        <table:table-row table:style-name="ro2">
          <table:table-cell office:value-type="string">
            <text:p>d[ɑ|a]pt</text:p>
          </table:table-cell>
          <table:table-cell office:value-type="string">
            <text:p>ɑp/ap</text:p>
          </table:table-cell>
          <table:table-cell table:style-name="ce3" office:value-type="string">
            <text:p>dwapt</text:p>
          </table:table-cell>
          <table:table-cell office:value-type="string">
            <text:p>taste</text:p>
          </table:table-cell>
          <table:table-cell table:style-name="ce3" office:value-type="string">
            <text:p>dɛpt</text:p>
          </table:table-cell>
          <table:table-cell office:value-type="string">
            <text:p>tas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2">
          <table:table-cell office:value-type="string">
            <text:p>[t|tʰ]ɑpt</text:p>
          </table:table-cell>
          <table:table-cell office:value-type="string">
            <text:p>ɑpt</text:p>
          </table:table-cell>
          <table:table-cell table:style-name="ce3"/>
          <table:table-cell/>
          <table:table-cell table:style-name="ce3" office:value-type="string">
            <text:p>th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style-name="ce3"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dzɑr</text:p>
          </table:table-cell>
          <table:table-cell office:value-type="string">
            <text:p>ɑr</text:p>
          </table:table-cell>
          <table:table-cell table:style-name="ce3" office:value-type="string">
            <text:p>dzar</text:p>
          </table:table-cell>
          <table:table-cell office:value-type="string">
            <text:p>drip, drizzle</text:p>
          </table:table-cell>
          <table:table-cell table:style-name="ce3" office:value-type="string">
            <text:p>dzh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kʰɑr &gt; kʰɑrt</text:p>
          </table:table-cell>
          <table:table-cell office:value-type="string">
            <text:p>ɑr</text:p>
          </table:table-cell>
          <table:table-cell table:style-name="ce3" office:value-type="string">
            <text:p>khart</text:p>
          </table:table-cell>
          <table:table-cell office:value-type="string">
            <text:p>fry</text:p>
          </table:table-cell>
          <table:table-cell table:style-name="ce3" office:value-type="string">
            <text:p>khor</text:p>
          </table:table-cell>
          <table:table-cell office:value-type="string">
            <text:p>parch, fr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pʰlɑs</text:p>
          </table:table-cell>
          <table:table-cell office:value-type="string">
            <text:p>ɑs</text:p>
          </table:table-cell>
          <table:table-cell table:style-name="ce3"/>
          <table:table-cell/>
          <table:table-cell table:style-name="ce3"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style-name="ce15" office:value-type="string">
            <text:p>pʰama (pʰasu)</text:p>
          </table:table-cell>
          <table:table-cell office:value-type="string">
            <text:p>to help, assist</text:p>
          </table:table-cell>
          <table:table-cell table:style-name="ce3" office:value-type="string">
            <text:p>phaˀr</text:p>
          </table:table-cell>
          <table:table-cell office:value-type="string">
            <text:p>help</text:p>
          </table:table-cell>
          <table:table-cell table:number-columns-repeated="1004"/>
        </table:table-row>
        <table:table-row table:style-name="ro1">
          <table:table-cell office:value-type="string">
            <text:p>br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bhr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style-name="ce3" office:value-type="string">
            <text:p>patma (para) </text:p>
          </table:table-cell>
          <table:table-cell table:style-name="ce7" office:value-type="string">
            <text:p>to cry out, to sh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ʰɑt</text:p>
          </table:table-cell>
          <table:table-cell office:value-type="string">
            <text:p>ɑt</text:p>
          </table:table-cell>
          <table:table-cell table:style-name="ce3" office:value-type="string">
            <text:p>khwaj</text:p>
          </table:table-cell>
          <table:table-cell office:value-type="string">
            <text:p>follow, go after</text:p>
          </table:table-cell>
          <table:table-cell table:style-name="ce3" office:value-type="string">
            <text:p>kh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table:style-name="ce3" office:value-type="string">
            <text:p>kʰatma (kʰara)</text:p>
          </table:table-cell>
          <table:table-cell office:value-type="string">
            <text:p>go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t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style-name="ce3" office:value-type="string">
            <text:p>datma (dara)</text:p>
          </table:table-cell>
          <table:table-cell office:value-type="string">
            <text:p>be seen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p[i|ɛ][n]</text:p>
          </table:table-cell>
          <table:table-cell office:value-type="string">
            <text:p>e/ɛn</text:p>
          </table:table-cell>
          <table:table-cell table:style-name="ce3" office:value-type="string">
            <text:p>phit</text:p>
          </table:table-cell>
          <table:table-cell office:value-type="string">
            <text:p>bring (horizontal plane)</text:p>
          </table:table-cell>
          <table:table-cell table:style-name="ce3"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table:style-name="ce3" office:value-type="string">
            <text:p>bitma (bitta)</text:p>
          </table:table-cell>
          <table:table-cell office:value-type="string">
            <text:p>to walk, to go</text:p>
          </table:table-cell>
          <table:table-cell table:style-name="ce3" office:value-type="string">
            <text:p>phɛn</text:p>
          </table:table-cell>
          <table:table-cell office:value-type="string">
            <text:p>come</text:p>
          </table:table-cell>
          <table:table-cell table:number-columns-repeated="1004"/>
        </table:table-row>
        <table:table-row table:style-name="ro1">
          <table:table-cell office:value-type="string">
            <text:p>pʰ[i|e][n]</text:p>
          </table:table-cell>
          <table:table-cell office:value-type="string">
            <text:p>e/ɛn</text:p>
          </table:table-cell>
          <table:table-cell table:style-name="ce3"/>
          <table:table-cell/>
          <table:table-cell table:style-name="ce3"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phɛn</text:p>
          </table:table-cell>
          <table:table-cell office:value-type="string">
            <text:p>be spoiled</text:p>
          </table:table-cell>
          <table:table-cell table:number-columns-repeated="1004"/>
        </table:table-row>
        <table:table-row table:style-name="ro1">
          <table:table-cell office:value-type="string">
            <text:p>l[e|i]s</text:p>
          </table:table-cell>
          <table:table-cell office:value-type="string">
            <text:p>e/i</text:p>
          </table:table-cell>
          <table:table-cell table:style-name="ce3" office:value-type="string">
            <text:p>lij</text:p>
          </table:table-cell>
          <table:table-cell office:value-type="string">
            <text:p>masturbate</text:p>
          </table:table-cell>
          <table:table-cell table:style-name="ce3" office:value-type="string">
            <text:p>l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style-name="ce3" office:value-type="string">
            <text:p>lɨma (lɨsu)</text:p>
          </table:table-cell>
          <table:table-cell office:value-type="string">
            <text:p>to have intercourse</text:p>
          </table:table-cell>
          <table:table-cell table:style-name="ce3"/>
          <table:table-cell table:number-columns-repeated="1005"/>
        </table:table-row>
        <table:table-row table:style-name="ro8">
          <table:table-cell table:style-name="ce7" office:value-type="string">
            <text:p>re[t]</text:p>
          </table:table-cell>
          <table:table-cell table:style-name="ce7" office:value-type="string">
            <text:p>e/i</text:p>
          </table:table-cell>
          <table:table-cell table:style-name="ce3" office:value-type="string">
            <text:p>rja</text:p>
          </table:table-cell>
          <table:table-cell table:style-name="ce7" office:value-type="string">
            <text:p>be malicious</text:p>
          </table:table-cell>
          <table:table-cell table:style-name="ce3" office:value-type="string">
            <text:p>ret</text:p>
          </table:table-cell>
          <table:table-cell table:style-name="ce7" office:value-type="string">
            <text:p>laugh</text:p>
          </table:table-cell>
          <table:table-cell table:style-name="ce7" office:value-type="string">
            <text:p>vi</text:p>
          </table:table-cell>
          <table:table-cell table:style-name="ce3" office:value-type="string">
            <text:p>ima (ija)</text:p>
          </table:table-cell>
          <table:table-cell office:value-type="string">
            <text:p>laugh</text:p>
          </table:table-cell>
          <table:table-cell table:style-name="ce3"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nɤre</text:p>
          </table:table-cell>
          <table:table-cell table:number-columns-repeated="1003"/>
        </table:table-row>
        <table:table-row table:style-name="ro1">
          <table:table-cell office:value-type="string">
            <text:p>pʰ[r][e|ɛ]k &gt; pʰrek-t</text:p>
          </table:table-cell>
          <table:table-cell office:value-type="string">
            <text:p>ek</text:p>
          </table:table-cell>
          <table:table-cell table:style-name="ce3" office:value-type="string">
            <text:p>phjak, phrjak</text:p>
          </table:table-cell>
          <table:table-cell office:value-type="string">
            <text:p>flick away, knock away</text:p>
          </table:table-cell>
          <table:table-cell table:style-name="ce3" office:value-type="string">
            <text:p>phekt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ek</text:p>
          </table:table-cell>
          <table:table-cell office:value-type="string">
            <text:p>e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style-name="ce3" office:value-type="string">
            <text:p>cʰɨkma (cʰɨu)</text:p>
          </table:table-cell>
          <table:table-cell office:value-type="string">
            <text:p>pinch</text:p>
          </table:table-cell>
          <table:table-cell table:style-name="ce3" office:value-type="string">
            <text:p>sekt</text:p>
          </table:table-cell>
          <table:table-cell office:value-type="string">
            <text:p>to pinch</text:p>
          </table:table-cell>
          <table:table-cell table:number-columns-repeated="1004"/>
        </table:table-row>
        <table:table-row table:style-name="ro2">
          <table:table-cell office:value-type="string">
            <text:p>g[a|e]k ?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kak</text:p>
          </table:table-cell>
          <table:table-cell table:style-name="ce7" office:value-type="string">
            <text:p>to crack</text:p>
          </table:table-cell>
          <table:table-cell table:number-columns-repeated="1004"/>
        </table:table-row>
        <table:table-row table:style-name="ro1">
          <table:table-cell office:value-type="string">
            <text:p>ts[e|a]k &gt; tsak-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style-name="ce3" office:value-type="string">
            <text:p>cʰakma (cʰakta)</text:p>
          </table:table-cell>
          <table:table-cell office:value-type="string">
            <text:p>to be hard, to be difficult</text:p>
          </table:table-cell>
          <table:table-cell table:style-name="ce3" office:value-type="string">
            <text:p>sakt</text:p>
          </table:table-cell>
          <table:table-cell office:value-type="string">
            <text:p>be hard</text:p>
          </table:table-cell>
          <table:table-cell table:number-columns-repeated="1004"/>
        </table:table-row>
        <table:table-row table:style-name="ro5">
          <table:table-cell office:value-type="string">
            <text:p>ts[e|a]k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style-name="ce3" office:value-type="string">
            <text:p>cʰekma (cʰektu) vt </text:p>
          </table:table-cell>
          <table:table-cell office:value-type="string">
            <text:p>to block, lock up</text:p>
          </table:table-cell>
          <table:table-cell table:style-name="ce3"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1004"/>
        </table:table-row>
        <table:table-row table:style-name="ro1">
          <table:table-cell office:value-type="string">
            <text:p>[k|kʰ]lekt</text:p>
          </table:table-cell>
          <table:table-cell office:value-type="string">
            <text:p>ekt</text:p>
          </table:table-cell>
          <table:table-cell table:style-name="ce3" office:value-type="string">
            <text:p>khljakt</text:p>
          </table:table-cell>
          <table:table-cell office:value-type="string">
            <text:p>rub one's body</text:p>
          </table:table-cell>
          <table:table-cell table:style-name="ce3" office:value-type="string">
            <text:p>kl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dz[e|ɛ]kt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ʣh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style-name="ce3" office:value-type="string">
            <text:p>cekma (cektu) </text:p>
          </table:table-cell>
          <table:table-cell office:value-type="string">
            <text:p>to cut, chop up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4">
          <table:table-cell office:value-type="string">
            <text:p>k[e|ɛ]kt &gt; gek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g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style-name="ce3"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style-name="ce3"/>
          <table:table-cell table:number-columns-repeated="1005"/>
        </table:table-row>
        <table:table-row table:style-name="ro2">
          <table:table-cell table:style-name="ce7" office:value-type="string">
            <text:p>r[e|ɛ]kt</text:p>
          </table:table-cell>
          <table:table-cell table:style-name="ce7" office:value-type="string">
            <text:p>ekt</text:p>
          </table:table-cell>
          <table:table-cell table:style-name="ce3" office:value-type="string">
            <text:p>rjakt</text:p>
          </table:table-cell>
          <table:table-cell table:style-name="ce7" office:value-type="string">
            <text:p>write</text:p>
          </table:table-cell>
          <table:table-cell table:style-name="ce3" office:value-type="string">
            <text:p>rekt</text:p>
          </table:table-cell>
          <table:table-cell table:style-name="ce7" office:value-type="string">
            <text:p>write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4">
          <table:table-cell office:value-type="string">
            <text:p>s[e|ɛ]kt</text:p>
          </table:table-cell>
          <table:table-cell office:value-type="string">
            <text:p>ekt</text:p>
          </table:table-cell>
          <table:table-cell table:style-name="ce3" office:value-type="string">
            <text:p>sjakt</text:p>
          </table:table-cell>
          <table:table-cell office:value-type="string">
            <text:p>sweep, brush</text:p>
          </table:table-cell>
          <table:table-cell table:style-name="ce3" office:value-type="string">
            <text:p>sek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style-name="ce3" office:value-type="string">
            <text:p>sekma (sektu)</text:p>
          </table:table-cell>
          <table:table-cell office:value-type="string">
            <text:p>to clean thoroughly, make clean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[e|ɛ]l</text:p>
          </table:table-cell>
          <table:table-cell office:value-type="string">
            <text:p>el</text:p>
          </table:table-cell>
          <table:table-cell table:style-name="ce3"/>
          <table:table-cell/>
          <table:table-cell table:style-name="ce3" office:value-type="string">
            <text:p>t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style-name="ce3" office:value-type="string">
            <text:p>dʰenma (dʰelu)</text:p>
          </table:table-cell>
          <table:table-cell office:value-type="string">
            <text:p>to uproot; to pull out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ʰ[e|ɛ]m &gt; tsʰem-t</text:p>
          </table:table-cell>
          <table:table-cell office:value-type="string">
            <text:p>em</text:p>
          </table:table-cell>
          <table:table-cell table:style-name="ce3"/>
          <table:table-cell/>
          <table:table-cell table:style-name="ce3" office:value-type="string">
            <text:p>ʦhem</text:p>
          </table:table-cell>
          <table:table-cell office:value-type="string">
            <text:p>entice, lure (animals, spirits</text:p>
          </table:table-cell>
          <table:table-cell office:value-type="string">
            <text:p>vt</text:p>
          </table:table-cell>
          <table:table-cell table:style-name="ce3" office:value-type="string">
            <text:p>cʰemma (cʰemtu</text:p>
          </table:table-cell>
          <table:table-cell office:value-type="string">
            <text:p>to attract, to cal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ʔ[e|a]m &gt; ʔem-t</text:p>
          </table:table-cell>
          <table:table-cell office:value-type="string">
            <text:p>em/am</text:p>
          </table:table-cell>
          <table:table-cell table:style-name="ce3"/>
          <table:table-cell/>
          <table:table-cell table:style-name="ce3"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am</text:p>
          </table:table-cell>
          <table:table-cell office:value-type="string">
            <text:p>to be warmed (of a person before a fire)</text:p>
          </table:table-cell>
          <table:table-cell table:number-columns-repeated="1004"/>
        </table:table-row>
        <table:table-row table:style-name="ro1">
          <table:table-cell office:value-type="string">
            <text:p>ble[p|m]t</text:p>
          </table:table-cell>
          <table:table-cell office:value-type="string">
            <text:p>emt</text:p>
          </table:table-cell>
          <table:table-cell table:style-name="ce3"/>
          <table:table-cell/>
          <table:table-cell table:style-name="ce3" office:value-type="string">
            <text:p>bhlep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style-name="ce3" office:value-type="string">
            <text:p>pemma (pemtu)</text:p>
          </table:table-cell>
          <table:table-cell office:value-type="string">
            <text:p>press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ge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g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style-name="ce3" office:value-type="string">
            <text:p>kenma (kentu)</text:p>
          </table:table-cell>
          <table:table-cell office:value-type="string">
            <text:p>feed, keep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le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l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style-name="ce3" office:value-type="string">
            <text:p>lenma (lentu)</text:p>
          </table:table-cell>
          <table:table-cell office:value-type="string">
            <text:p>to pour in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plen &gt; plent</text:p>
          </table:table-cell>
          <table:table-cell office:value-type="string">
            <text:p>ent</text:p>
          </table:table-cell>
          <table:table-cell table:style-name="ce3" office:value-type="string">
            <text:p>plej</text:p>
          </table:table-cell>
          <table:table-cell office:value-type="string">
            <text:p>refrain from doing, be stopped</text:p>
          </table:table-cell>
          <table:table-cell table:style-name="ce3" office:value-type="string">
            <text:p>plent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sent</text:p>
          </table:table-cell>
          <table:table-cell office:value-type="string">
            <text:p>ent</text:p>
          </table:table-cell>
          <table:table-cell table:style-name="ce3" office:value-type="string">
            <text:p>sejt</text:p>
          </table:table-cell>
          <table:table-cell office:value-type="string">
            <text:p>know a person</text:p>
          </table:table-cell>
          <table:table-cell table:style-name="ce3" office:value-type="string">
            <text:p>s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 office:value-type="string">
            <text:p>sinma (sintu)</text:p>
          </table:table-cell>
          <table:table-cell office:value-type="string">
            <text:p>to know, to know about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ʰe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th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style-name="ce3" office:value-type="string">
            <text:p>tʰenma (tʰentu)</text:p>
          </table:table-cell>
          <table:table-cell office:value-type="string">
            <text:p>to lift up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e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cut and slice</text:p>
          </table:table-cell>
          <table:table-cell table:style-name="ce3" office:value-type="string">
            <text:p>ts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e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teach</text:p>
          </table:table-cell>
          <table:table-cell table:style-name="ce3" office:value-type="string">
            <text:p>ʦ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style-name="ce3" office:value-type="string">
            <text:p>cinma (cintu)</text:p>
          </table:table-cell>
          <table:table-cell office:value-type="string">
            <text:p>teach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eŋ &gt; geŋ</text:p>
          </table:table-cell>
          <table:table-cell office:value-type="string">
            <text:p>eŋ</text:p>
          </table:table-cell>
          <table:table-cell table:style-name="ce3"/>
          <table:table-cell/>
          <table:table-cell table:style-name="ce3" office:value-type="string">
            <text:p>k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style-name="ce3" office:value-type="string">
            <text:p>keŋma (keŋa)</text:p>
          </table:table-cell>
          <table:table-cell office:value-type="string">
            <text:p>be cold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plep &gt; plep-t</text:p>
          </table:table-cell>
          <table:table-cell office:value-type="string">
            <text:p>ep</text:p>
          </table:table-cell>
          <table:table-cell table:style-name="ce3" office:value-type="string">
            <text:p>pljap</text:p>
          </table:table-cell>
          <table:table-cell office:value-type="string">
            <text:p>fold over (blyam be folded)</text:p>
          </table:table-cell>
          <table:table-cell table:style-name="ce3" office:value-type="string">
            <text:p>pl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kept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k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style-name="ce3" office:value-type="string">
            <text:p>kepma (keptu)</text:p>
          </table:table-cell>
          <table:table-cell office:value-type="string">
            <text:p>sting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ept &gt; tsep-s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ʦ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style-name="ce3" office:value-type="string">
            <text:p>cʰemma (cʰemsu) </text:p>
          </table:table-cell>
          <table:table-cell office:value-type="string">
            <text:p>to tast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[ts|s][e|a]r &gt; tser-s</text:p>
          </table:table-cell>
          <table:table-cell office:value-type="string">
            <text:p>er</text:p>
          </table:table-cell>
          <table:table-cell table:style-name="ce3" office:value-type="string">
            <text:p>sart</text:p>
          </table:table-cell>
          <table:table-cell office:value-type="string">
            <text:p>soak with urine</text:p>
          </table:table-cell>
          <table:table-cell table:style-name="ce3"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style-name="ce3" office:value-type="string">
            <text:p>cʰenma (cʰensu)</text:p>
          </table:table-cell>
          <table:table-cell office:value-type="string">
            <text:p>to urinate</text:p>
          </table:table-cell>
          <table:table-cell table:style-name="ce3" office:value-type="string">
            <text:p>seˀr</text:p>
          </table:table-cell>
          <table:table-cell office:value-type="string">
            <text:p>urinate on</text:p>
          </table:table-cell>
          <table:table-cell table:number-columns-repeated="1004"/>
        </table:table-row>
        <table:table-row table:style-name="ro8">
          <table:table-cell office:value-type="string">
            <text:p>bɛːr</text:p>
          </table:table-cell>
          <table:table-cell office:value-type="string">
            <text:p>er</text:p>
          </table:table-cell>
          <table:table-cell table:style-name="ce3"/>
          <table:table-cell/>
          <table:table-cell table:style-name="ce3"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table:style-name="ce3" office:value-type="string">
            <text:p>pinma (pia)</text:p>
          </table:table-cell>
          <table:table-cell office:value-type="string">
            <text:p>fly</text:p>
          </table:table-cell>
          <table:table-cell table:style-name="ce3" office:value-type="string">
            <text:p>pɛːr</text:p>
          </table:table-cell>
          <table:table-cell office:value-type="string">
            <text:p>fly</text:p>
          </table:table-cell>
          <table:table-cell/>
          <table:table-cell office:value-type="string">
            <text:p>bʲer</text:p>
          </table:table-cell>
          <table:table-cell table:number-columns-repeated="1002"/>
        </table:table-row>
        <table:table-row table:style-name="ro2">
          <table:table-cell office:value-type="string">
            <text:p>pʰer</text:p>
          </table:table-cell>
          <table:table-cell office:value-type="string">
            <text:p>er</text:p>
          </table:table-cell>
          <table:table-cell table:style-name="ce3" office:value-type="string">
            <text:p>phjar(s)</text:p>
          </table:table-cell>
          <table:table-cell office:value-type="string">
            <text:p>sew</text:p>
          </table:table-cell>
          <table:table-cell table:style-name="ce3" office:value-type="string">
            <text:p>pher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er &gt; tʰer &gt; tʰer-t</text:p>
          </table:table-cell>
          <table:table-cell office:value-type="string">
            <text:p>er</text:p>
          </table:table-cell>
          <table:table-cell table:style-name="ce3" office:value-type="string">
            <text:p>tʰjart</text:p>
          </table:table-cell>
          <table:table-cell office:value-type="string">
            <text:p>cause to escape</text:p>
          </table:table-cell>
          <table:table-cell table:style-name="ce8" office:value-type="string">
            <text:p>ter</text:p>
          </table:table-cell>
          <table:table-cell office:value-type="string">
            <text:p>fle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ʔes</text:p>
          </table:table-cell>
          <table:table-cell office:value-type="string">
            <text:p>es</text:p>
          </table:table-cell>
          <table:table-cell table:style-name="ce3"/>
          <table:table-cell/>
          <table:table-cell table:style-name="ce3"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style-name="ce14" office:value-type="string">
            <text:p>ema (esa)</text:p>
          </table:table-cell>
          <table:table-cell office:value-type="string">
            <text:p>defecate</text:p>
          </table:table-cell>
          <table:table-cell table:style-name="ce3" office:value-type="string">
            <text:p>es</text:p>
          </table:table-cell>
          <table:table-cell office:value-type="string">
            <text:p>defecate</text:p>
          </table:table-cell>
          <table:table-cell table:number-columns-repeated="1004"/>
        </table:table-row>
        <table:table-row table:style-name="ro5">
          <table:table-cell office:value-type="string">
            <text:p>ŋet &gt; ŋet-t</text:p>
          </table:table-cell>
          <table:table-cell office:value-type="string">
            <text:p>et</text:p>
          </table:table-cell>
          <table:table-cell table:style-name="ce3" office:value-type="string">
            <text:p>njat</text:p>
          </table:table-cell>
          <table:table-cell office:value-type="string">
            <text:p>hurt</text:p>
          </table:table-cell>
          <table:table-cell table:style-name="ce3" office:value-type="string">
            <text:p>ŋet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style-name="ce3" office:value-type="string">
            <text:p>netma (nettu)</text:p>
          </table:table-cell>
          <table:table-cell office:value-type="string">
            <text:p>to disturb, irritate, annoy. </text:p>
          </table:table-cell>
          <table:table-cell table:style-name="ce3"/>
          <table:table-cell table:number-columns-repeated="1005"/>
        </table:table-row>
        <table:table-row table:style-name="ro12">
          <table:table-cell office:value-type="string">
            <text:p>nɛːpt</text:p>
          </table:table-cell>
          <table:table-cell office:value-type="string">
            <text:p>ɛːpt</text:p>
          </table:table-cell>
          <table:table-cell table:style-name="ce3" office:value-type="string">
            <text:p>njapt</text:p>
          </table:table-cell>
          <table:table-cell office:value-type="string">
            <text:p>push, push away, press forwar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ɛːpt</text:p>
          </table:table-cell>
          <table:table-cell office:value-type="string">
            <text:p>to push down into the ground, to crush, to subdue;</text:p>
          </table:table-cell>
          <table:table-cell table:number-columns-repeated="1004"/>
        </table:table-row>
        <table:table-row table:style-name="ro5">
          <table:table-cell office:value-type="string">
            <text:p>ʔɛk</text:p>
          </table:table-cell>
          <table:table-cell office:value-type="string">
            <text:p>ɛk</text:p>
          </table:table-cell>
          <table:table-cell table:style-name="ce3"/>
          <table:table-cell table:style-name="ce7"/>
          <table:table-cell table:style-name="ce3" office:value-type="string">
            <text:p>ʔek</text:p>
          </table:table-cell>
          <table:table-cell table:style-name="ce7" office:value-type="string">
            <text:p>tear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 office:value-type="string">
            <text:p>ɛk</text:p>
          </table:table-cell>
          <table:table-cell table:style-name="ce7" office:value-type="string">
            <text:p>to break in two (of long objects)</text:p>
          </table:table-cell>
          <table:table-cell table:number-columns-repeated="1004"/>
        </table:table-row>
        <table:table-row table:style-name="ro1">
          <table:table-cell office:value-type="string">
            <text:p>dzɛk-s</text:p>
          </table:table-cell>
          <table:table-cell office:value-type="string">
            <text:p>ɛk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eŋma (ceŋsu)</text:p>
          </table:table-cell>
          <table:table-cell office:value-type="string">
            <text:p>to warn, to counsel</text:p>
          </table:table-cell>
          <table:table-cell table:style-name="ce3" office:value-type="string">
            <text:p>cɛks</text:p>
          </table:table-cell>
          <table:table-cell office:value-type="string">
            <text:p>talk about, gossip about</text:p>
          </table:table-cell>
          <table:table-cell table:number-columns-repeated="1004"/>
        </table:table-row>
        <table:table-row table:style-name="ro5">
          <table:table-cell office:value-type="string">
            <text:p>hɛk &gt; hɛk-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style-name="ce3"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style-name="ce3"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1004"/>
        </table:table-row>
        <table:table-row table:style-name="ro5">
          <table:table-cell office:value-type="string">
            <text:p>tɛk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style-name="ce3"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style-name="ce3" office:value-type="string">
            <text:p>thɛkt</text:p>
          </table:table-cell>
          <table:table-cell office:value-type="string">
            <text:p>to insert, to throw in</text:p>
          </table:table-cell>
          <table:table-cell table:number-columns-repeated="1004"/>
        </table:table-row>
        <table:table-row table:style-name="ro9">
          <table:table-cell office:value-type="string">
            <text:p>sɛl &gt; sɛl-t</text:p>
          </table:table-cell>
          <table:table-cell office:value-type="string">
            <text:p>ɛl</text:p>
          </table:table-cell>
          <table:table-cell table:style-name="ce3" office:value-type="string">
            <text:p>sjal</text:p>
          </table:table-cell>
          <table:table-cell office:value-type="string">
            <text:p>clean (channel, intestine)</text:p>
          </table:table-cell>
          <table:table-cell table:style-name="ce3"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/>
          <table:table-cell office:value-type="string">
            <text:p>bsal</text:p>
          </table:table-cell>
          <table:table-cell table:number-columns-repeated="1002"/>
        </table:table-row>
        <table:table-row table:style-name="ro10">
          <table:table-cell office:value-type="string">
            <text:p>tsʰɛl &gt; tsʰɛl-t</text:p>
          </table:table-cell>
          <table:table-cell office:value-type="string">
            <text:p>ɛl</text:p>
          </table:table-cell>
          <table:table-cell table:style-name="ce3"/>
          <table:table-cell/>
          <table:table-cell table:style-name="ce3"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/>
          <table:table-cell office:value-type="string">
            <text:p>gsal</text:p>
          </table:table-cell>
          <table:table-cell table:number-columns-repeated="1002"/>
        </table:table-row>
        <table:table-row table:style-name="ro1">
          <table:table-cell office:value-type="string">
            <text:p>lɛmt</text:p>
          </table:table-cell>
          <table:table-cell office:value-type="string">
            <text:p>ɛm</text:p>
          </table:table-cell>
          <table:table-cell table:style-name="ce3" office:value-type="string">
            <text:p>ljamt</text:p>
          </table:table-cell>
          <table:table-cell office:value-type="string">
            <text:p>taste (salt, gravy)</text:p>
          </table:table-cell>
          <table:table-cell table:style-name="ce3"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table:style-name="ce3" office:value-type="string">
            <text:p>lemma (lemtu)</text:p>
          </table:table-cell>
          <table:table-cell office:value-type="string">
            <text:p>to flatter, make sweet</text:p>
          </table:table-cell>
          <table:table-cell table:style-name="ce3" office:value-type="string">
            <text:p>lɛm</text:p>
          </table:table-cell>
          <table:table-cell office:value-type="string">
            <text:p>coax</text:p>
          </table:table-cell>
          <table:table-cell table:number-columns-repeated="1004"/>
        </table:table-row>
        <table:table-row table:style-name="ro1">
          <table:table-cell office:value-type="string">
            <text:p>pʰɛnt</text:p>
          </table:table-cell>
          <table:table-cell office:value-type="string">
            <text:p>ɛ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pʰenma (pʰentu)</text:p>
          </table:table-cell>
          <table:table-cell office:value-type="string">
            <text:p>to untie</text:p>
          </table:table-cell>
          <table:table-cell table:style-name="ce3" office:value-type="string">
            <text:p>phɛnt</text:p>
          </table:table-cell>
          <table:table-cell office:value-type="string">
            <text:p>undo, take off (clothing)</text:p>
          </table:table-cell>
          <table:table-cell table:number-columns-repeated="1004"/>
        </table:table-row>
        <table:table-row table:style-name="ro1">
          <table:table-cell office:value-type="string">
            <text:p>sɛŋ &gt; sɛŋ-si</text:p>
          </table:table-cell>
          <table:table-cell office:value-type="string">
            <text:p>ɛ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seŋma (seŋsa)</text:p>
          </table:table-cell>
          <table:table-cell office:value-type="string">
            <text:p>to be clean, to be clear</text:p>
          </table:table-cell>
          <table:table-cell table:style-name="ce3" office:value-type="string">
            <text:p>sɛŋ</text:p>
          </table:table-cell>
          <table:table-cell office:value-type="string">
            <text:p>clear off( of weather)</text:p>
          </table:table-cell>
          <table:table-cell table:number-columns-repeated="1004"/>
        </table:table-row>
        <table:table-row table:style-name="ro7">
          <table:table-cell table:style-name="ce7" office:value-type="string">
            <text:p>rɛp</text:p>
          </table:table-cell>
          <table:table-cell table:style-name="ce7" office:value-type="string">
            <text:p>ɛp</text:p>
          </table:table-cell>
          <table:table-cell table:style-name="ce3" office:value-type="string">
            <text:p>jap</text:p>
          </table:table-cell>
          <table:table-cell table:style-name="ce7" office:value-type="string">
            <text:p>stand</text:p>
          </table:table-cell>
          <table:table-cell table:style-name="ce3" office:value-type="string">
            <text:p>rep</text:p>
          </table:table-cell>
          <table:table-cell table:style-name="ce7" office:value-type="string">
            <text:p>stand</text:p>
          </table:table-cell>
          <table:table-cell table:style-name="ce7" office:value-type="string">
            <text:p>vi</text:p>
          </table:table-cell>
          <table:table-cell table:style-name="ce3" office:value-type="string">
            <text:p>epma (ewa)</text:p>
          </table:table-cell>
          <table:table-cell office:value-type="string">
            <text:p>stand</text:p>
          </table:table-cell>
          <table:table-cell table:style-name="ce3" office:value-type="string">
            <text:p>jɛp </text:p>
          </table:table-cell>
          <table:table-cell office:value-type="string">
            <text:p>to stand, to be standing</text:p>
          </table:table-cell>
          <table:table-cell table:number-columns-repeated="2"/>
          <table:table-cell office:value-type="string">
            <text:p>立</text:p>
          </table:table-cell>
          <table:table-cell table:number-columns-repeated="1001"/>
        </table:table-row>
        <table:table-row table:style-name="ro1">
          <table:table-cell office:value-type="string">
            <text:p>hɛpt</text:p>
          </table:table-cell>
          <table:table-cell office:value-type="string">
            <text:p>ɛpt</text:p>
          </table:table-cell>
          <table:table-cell table:style-name="ce3"/>
          <table:table-cell/>
          <table:table-cell table:style-name="ce3"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style-name="ce3" office:value-type="string">
            <text:p>hepma (heptu) </text:p>
          </table:table-cell>
          <table:table-cell office:value-type="string">
            <text:p>to hug (out of love)</text:p>
          </table:table-cell>
          <table:table-cell table:style-name="ce3" office:value-type="string">
            <text:p>hɛpt</text:p>
          </table:table-cell>
          <table:table-cell office:value-type="string">
            <text:p>to embrace</text:p>
          </table:table-cell>
          <table:table-cell table:number-columns-repeated="1004"/>
        </table:table-row>
        <table:table-row table:style-name="ro16">
          <table:table-cell office:value-type="string">
            <text:p>lɛt</text:p>
          </table:table-cell>
          <table:table-cell office:value-type="string">
            <text:p>ɛt</text:p>
          </table:table-cell>
          <table:table-cell table:style-name="ce3"/>
          <table:table-cell/>
          <table:table-cell table:style-name="ce3"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vi</text:p>
          </table:table-cell>
          <table:table-cell table:style-name="ce3" office:value-type="string">
            <text:p>letma (leru)</text:p>
          </table:table-cell>
          <table:table-cell office:value-type="string">
            <text:p>to leave, to let go, to release</text:p>
          </table:table-cell>
          <table:table-cell table:style-name="ce3" office:value-type="string">
            <text:p>lɛt</text:p>
          </table:table-cell>
          <table:table-cell office:value-type="string">
            <text:p>to leave, to abandon, to release</text:p>
          </table:table-cell>
          <table:table-cell office:value-type="string">
            <text:p>lɤt</text:p>
          </table:table-cell>
          <table:table-cell table:number-columns-repeated="1003"/>
        </table:table-row>
        <table:table-row table:style-name="ro11">
          <table:table-cell office:value-type="string">
            <text:p>sɛt</text:p>
          </table:table-cell>
          <table:table-cell office:value-type="string">
            <text:p>ɛt</text:p>
          </table:table-cell>
          <table:table-cell table:style-name="ce3" office:value-type="string">
            <text:p>sjat</text:p>
          </table:table-cell>
          <table:table-cell office:value-type="string">
            <text:p>kill</text:p>
          </table:table-cell>
          <table:table-cell table:style-name="ce3"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style-name="ce3" office:value-type="string">
            <text:p>setma (sera)</text:p>
          </table:table-cell>
          <table:table-cell office:value-type="string">
            <text:p>kill</text:p>
          </table:table-cell>
          <table:table-cell table:style-name="ce3" office:value-type="string">
            <text:p>sɛt</text:p>
          </table:table-cell>
          <table:table-cell office:value-type="string">
            <text:p>kill</text:p>
          </table:table-cell>
          <table:table-cell office:value-type="string">
            <text:p>sat</text:p>
          </table:table-cell>
          <table:table-cell office:value-type="string">
            <text:p>bsad</text:p>
          </table:table-cell>
          <table:table-cell office:value-type="string">
            <text:p>殺</text:p>
          </table:table-cell>
          <table:table-cell table:number-columns-repeated="1001"/>
        </table:table-row>
        <table:table-row table:style-name="ro1">
          <table:table-cell office:value-type="string">
            <text:p>mɛtt</text:p>
          </table:table-cell>
          <table:table-cell office:value-type="string">
            <text:p>ɛtt</text:p>
          </table:table-cell>
          <table:table-cell table:style-name="ce3"/>
          <table:table-cell/>
          <table:table-cell table:style-name="ce3"/>
          <table:table-cell office:value-type="string">
            <text:p>causative</text:p>
          </table:table-cell>
          <table:table-cell office:value-type="string">
            <text:p>vt</text:p>
          </table:table-cell>
          <table:table-cell table:style-name="ce3" office:value-type="string">
            <text:p>metma (mettu)</text:p>
          </table:table-cell>
          <table:table-cell office:value-type="string">
            <text:p>causative</text:p>
          </table:table-cell>
          <table:table-cell table:style-name="ce3"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1004"/>
        </table:table-row>
        <table:table-row table:style-name="ro11">
          <table:table-cell office:value-type="string">
            <text:p>bi</text:p>
          </table:table-cell>
          <table:table-cell office:value-type="string">
            <text:p>i</text:p>
          </table:table-cell>
          <table:table-cell table:style-name="ce3"/>
          <table:table-cell/>
          <table:table-cell table:style-name="ce3"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style-name="ce3" office:value-type="string">
            <text:p>pɨma (pɨ)</text:p>
          </table:table-cell>
          <table:table-cell office:value-type="string">
            <text:p>give</text:p>
          </table:table-cell>
          <table:table-cell table:style-name="ce3" office:value-type="string">
            <text:p>pi</text:p>
          </table:table-cell>
          <table:table-cell office:value-type="string">
            <text:p>give</text:p>
          </table:table-cell>
          <table:table-cell office:value-type="string">
            <text:p>mbi</text:p>
          </table:table-cell>
          <table:table-cell office:value-type="string">
            <text:p>sbʲin</text:p>
          </table:table-cell>
          <table:table-cell office:value-type="string">
            <text:p>畀</text:p>
          </table:table-cell>
          <table:table-cell table:number-columns-repeated="1001"/>
        </table:table-row>
        <table:table-row table:style-name="ro4">
          <table:table-cell office:value-type="string">
            <text:p>di</text:p>
          </table:table-cell>
          <table:table-cell office:value-type="string">
            <text:p>i</text:p>
          </table:table-cell>
          <table:table-cell table:style-name="ce3"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style-name="ce3"/>
          <table:table-cell table:number-columns-repeated="2"/>
          <table:table-cell table:style-name="ce3" office:value-type="string">
            <text:p>tima (tia)</text:p>
          </table:table-cell>
          <table:table-cell office:value-type="string">
            <text:p>to reach (archaic)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ja, si</text:p>
          </table:table-cell>
          <table:table-cell office:value-type="string">
            <text:p>bear a fruit</text:p>
          </table:table-cell>
          <table:table-cell table:style-name="ce3" office:value-type="string">
            <text:p>si</text:p>
          </table:table-cell>
          <table:table-cell office:value-type="string">
            <text:p>fruit</text:p>
          </table:table-cell>
          <table:table-cell office:value-type="string">
            <text:p>n</text:p>
          </table:table-cell>
          <table:table-cell table:style-name="ce3" office:value-type="string">
            <text:p>sima (sia)</text:p>
          </table:table-cell>
          <table:table-cell office:value-type="string">
            <text:p>bear fruit</text:p>
          </table:table-cell>
          <table:table-cell table:style-name="ce3"/>
          <table:table-cell/>
          <table:table-cell office:value-type="string">
            <text:p>sɯmat</text:p>
          </table:table-cell>
          <table:table-cell table:number-columns-repeated="1003"/>
        </table:table-row>
        <table:table-row table:style-name="ro11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table:style-name="ce3"/>
          <table:table-cell table:number-columns-repeated="2"/>
          <table:table-cell table:style-name="ce3" office:value-type="string">
            <text:p>sɨma (sɨa)</text:p>
          </table:table-cell>
          <table:table-cell office:value-type="string">
            <text:p>die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office:value-type="string">
            <text:p>si</text:p>
          </table:table-cell>
          <table:table-cell office:value-type="string">
            <text:p>ɕi</text:p>
          </table:table-cell>
          <table:table-cell office:value-type="string">
            <text:p>死</text:p>
          </table:table-cell>
          <table:table-cell table:number-columns-repeated="1001"/>
        </table:table-row>
        <table:table-row table:style-name="ro2">
          <table:table-cell office:value-type="string">
            <text:p>tsiːm &gt; tsiːpt</text:p>
          </table:table-cell>
          <table:table-cell office:value-type="string">
            <text:p>iːm</text:p>
          </table:table-cell>
          <table:table-cell table:style-name="ce3"/>
          <table:table-cell/>
          <table:table-cell table:style-name="ce3"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iːpt</text:p>
          </table:table-cell>
          <table:table-cell office:value-type="string">
            <text:p>sieve</text:p>
          </table:table-cell>
          <table:table-cell table:number-columns-repeated="1004"/>
        </table:table-row>
        <table:table-row table:style-name="ro2">
          <table:table-cell office:value-type="string">
            <text:p>tiːnt</text:p>
          </table:table-cell>
          <table:table-cell office:value-type="string">
            <text:p>iː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inma (dintu) </text:p>
          </table:table-cell>
          <table:table-cell office:value-type="string">
            <text:p>to lay eggs</text:p>
          </table:table-cell>
          <table:table-cell table:style-name="ce3"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1004"/>
        </table:table-row>
        <table:table-row table:style-name="ro5">
          <table:table-cell office:value-type="string">
            <text:p>liː[k|ŋ] &gt; liːk-s</text:p>
          </table:table-cell>
          <table:table-cell office:value-type="string">
            <text:p>iːŋ</text:p>
          </table:table-cell>
          <table:table-cell table:style-name="ce3"/>
          <table:table-cell/>
          <table:table-cell table:style-name="ce3"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04"/>
        </table:table-row>
        <table:table-row table:style-name="ro4">
          <table:table-cell office:value-type="string">
            <text:p>diːŋt</text:p>
          </table:table-cell>
          <table:table-cell office:value-type="string">
            <text:p>iːŋ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ɨŋma (tɨŋtu)</text:p>
          </table:table-cell>
          <table:table-cell office:value-type="string">
            <text:p>to follow someone else; to chase.</text:p>
          </table:table-cell>
          <table:table-cell table:style-name="ce3" office:value-type="string">
            <text:p>tiːkt</text:p>
          </table:table-cell>
          <table:table-cell office:value-type="string">
            <text:p>accompany, follow</text:p>
          </table:table-cell>
          <table:table-cell table:number-columns-repeated="1004"/>
        </table:table-row>
        <table:table-row table:style-name="ro2">
          <table:table-cell office:value-type="string">
            <text:p>k[e|i]</text:p>
          </table:table-cell>
          <table:table-cell office:value-type="string">
            <text:p>i/e</text:p>
          </table:table-cell>
          <table:table-cell table:style-name="ce3"/>
          <table:table-cell/>
          <table:table-cell table:style-name="ce3"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style-name="ce3" office:value-type="string">
            <text:p>kʰima (kʰija)</text:p>
          </table:table-cell>
          <table:table-cell office:value-type="string">
            <text:p>quarrel</text:p>
          </table:table-cell>
          <table:table-cell table:style-name="ce3" office:value-type="string">
            <text:p>khe</text:p>
          </table:table-cell>
          <table:table-cell office:value-type="string">
            <text:p>to quarrel</text:p>
          </table:table-cell>
          <table:table-cell table:number-columns-repeated="1004"/>
        </table:table-row>
        <table:table-row table:style-name="ro1">
          <table:table-cell office:value-type="string">
            <text:p>ri[r?]</text:p>
          </table:table-cell>
          <table:table-cell office:value-type="string">
            <text:p>i/ir</text:p>
          </table:table-cell>
          <table:table-cell table:style-name="ce3"/>
          <table:table-cell/>
          <table:table-cell table:style-name="ce3" office:value-type="string">
            <text:p>ri</text:p>
          </table:table-cell>
          <table:table-cell office:value-type="string">
            <text:p>become dizz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iːr</text:p>
          </table:table-cell>
          <table:table-cell office:value-type="string">
            <text:p>turn, go around</text:p>
          </table:table-cell>
          <table:table-cell table:number-columns-repeated="1004"/>
        </table:table-row>
        <table:table-row table:style-name="ro2">
          <table:table-cell office:value-type="string">
            <text:p>ju / jɛ ?</text:p>
          </table:table-cell>
          <table:table-cell office:value-type="string">
            <text:p>i/u</text:p>
          </table:table-cell>
          <table:table-cell table:style-name="ce3" office:value-type="string">
            <text:p>jwa</text:p>
          </table:table-cell>
          <table:table-cell office:value-type="string">
            <text:p>come down</text:p>
          </table:table-cell>
          <table:table-cell table:style-name="ce3" office:value-type="string">
            <text:p>j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style-name="ce3" office:value-type="string">
            <text:p>jima (jua)</text:p>
          </table:table-cell>
          <table:table-cell office:value-type="string">
            <text:p>come down</text:p>
          </table:table-cell>
          <table:table-cell table:style-name="ce3" office:value-type="string">
            <text:p>ju, jɛ</text:p>
          </table:table-cell>
          <table:table-cell office:value-type="string">
            <text:p>come down</text:p>
          </table:table-cell>
          <table:table-cell table:number-columns-repeated="1004"/>
        </table:table-row>
        <table:table-row table:style-name="ro4">
          <table:table-cell office:value-type="string">
            <text:p>[s|d]ik &gt; sikt</text:p>
          </table:table-cell>
          <table:table-cell office:value-type="string">
            <text:p>ik</text:p>
          </table:table-cell>
          <table:table-cell table:style-name="ce3" office:value-type="string">
            <text:p>sikt</text:p>
          </table:table-cell>
          <table:table-cell office:value-type="string">
            <text:p>thread a needle</text:p>
          </table:table-cell>
          <table:table-cell table:style-name="ce3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style-name="ce3"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style-name="ce3"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1004"/>
        </table:table-row>
        <table:table-row table:style-name="ro1">
          <table:table-cell office:value-type="string">
            <text:p>tsʰik &gt; dzik &gt; dzik-t</text:p>
          </table:table-cell>
          <table:table-cell office:value-type="string">
            <text:p>ik</text:p>
          </table:table-cell>
          <table:table-cell table:style-name="ce3"/>
          <table:table-cell/>
          <table:table-cell table:style-name="ce3"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ciːkt </text:p>
          </table:table-cell>
          <table:table-cell office:value-type="string">
            <text:p>to become cool, cold</text:p>
          </table:table-cell>
          <table:table-cell table:number-columns-repeated="1004"/>
        </table:table-row>
        <table:table-row table:style-name="ro5">
          <table:table-cell office:value-type="string">
            <text:p>tsik</text:p>
          </table:table-cell>
          <table:table-cell office:value-type="string">
            <text:p>ik</text:p>
          </table:table-cell>
          <table:table-cell table:style-name="ce3" office:value-type="string">
            <text:p>cik</text:p>
          </table:table-cell>
          <table:table-cell office:value-type="string">
            <text:p>be spoilt (of an egg)</text:p>
          </table:table-cell>
          <table:table-cell table:style-name="ce3" office:value-type="string">
            <text:p>ʦ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7">
          <table:table-cell office:value-type="string">
            <text:p>k[i|e]k &gt; kek-s</text:p>
          </table:table-cell>
          <table:table-cell office:value-type="string">
            <text:p>ik/ek</text:p>
          </table:table-cell>
          <table:table-cell table:style-name="ce3"/>
          <table:table-cell/>
          <table:table-cell table:style-name="ce3" office:value-type="string">
            <text:p>kik</text:p>
          </table:table-cell>
          <table:table-cell office:value-type="string">
            <text:p>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/>
          <table:table-cell office:value-type="string">
            <text:p>bkʴigs</text:p>
          </table:table-cell>
          <table:table-cell office:value-type="string">
            <text:p>系</text:p>
          </table:table-cell>
          <table:table-cell table:number-columns-repeated="1001"/>
        </table:table-row>
        <table:table-row table:style-name="ro2">
          <table:table-cell office:value-type="string">
            <text:p>dz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ʣ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style-name="ce3" office:value-type="string">
            <text:p>cɨkma (cɨktu)</text:p>
          </table:table-cell>
          <table:table-cell office:value-type="string">
            <text:p>dye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gr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ghr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style-name="ce3"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[i|u]kt</text:p>
          </table:table-cell>
          <table:table-cell office:value-type="string">
            <text:p>ikt</text:p>
          </table:table-cell>
          <table:table-cell table:style-name="ce3" office:value-type="string">
            <text:p>tikt</text:p>
          </table:table-cell>
          <table:table-cell office:value-type="string">
            <text:p>support, give assitance, control</text:p>
          </table:table-cell>
          <table:table-cell table:style-name="ce3" office:value-type="string">
            <text:p>tik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ukt</text:p>
          </table:table-cell>
          <table:table-cell office:value-type="string">
            <text:p>to support (i.e. with a beanpole).</text:p>
          </table:table-cell>
          <table:table-cell table:number-columns-repeated="1004"/>
        </table:table-row>
        <table:table-row table:style-name="ro2">
          <table:table-cell office:value-type="string">
            <text:p>tsikt</text:p>
          </table:table-cell>
          <table:table-cell office:value-type="string">
            <text:p>ikt</text:p>
          </table:table-cell>
          <table:table-cell table:style-name="ce3" office:value-type="string">
            <text:p>cikt</text:p>
          </table:table-cell>
          <table:table-cell office:value-type="string">
            <text:p>find out</text:p>
          </table:table-cell>
          <table:table-cell table:style-name="ce3" office:value-type="string">
            <text:p>ʦ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n[e|i]kt</text:p>
          </table:table-cell>
          <table:table-cell office:value-type="string">
            <text:p>ikt/ekt</text:p>
          </table:table-cell>
          <table:table-cell table:style-name="ce3"/>
          <table:table-cell/>
          <table:table-cell table:style-name="ce3" office:value-type="string">
            <text:p>nek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style-name="ce3" office:value-type="string">
            <text:p>nɨkma (nɨkta)</text:p>
          </table:table-cell>
          <table:table-cell office:value-type="string">
            <text:p>to cover, be burie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h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ɦ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style-name="ce3" office:value-type="string">
            <text:p>hinma (hila) </text:p>
          </table:table-cell>
          <table:table-cell office:value-type="string">
            <text:p>to be stirre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j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04"/>
        </table:table-row>
        <table:table-row table:style-name="ro1">
          <table:table-cell office:value-type="string">
            <text:p>pil &gt; pil-t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table:style-name="ce3" office:value-type="string">
            <text:p>bʰinma (bʰilu) </text:p>
          </table:table-cell>
          <table:table-cell office:value-type="string">
            <text:p>to squeeze (for juice)</text:p>
          </table:table-cell>
          <table:table-cell table:style-name="ce3" office:value-type="string">
            <text:p>phiːnt</text:p>
          </table:table-cell>
          <table:table-cell office:value-type="string">
            <text:p>milk</text:p>
          </table:table-cell>
          <table:table-cell table:number-columns-repeated="1004"/>
        </table:table-row>
        <table:table-row table:style-name="ro5">
          <table:table-cell office:value-type="string">
            <text:p>sil</text:p>
          </table:table-cell>
          <table:table-cell office:value-type="string">
            <text:p>il</text:p>
          </table:table-cell>
          <table:table-cell table:style-name="ce3" office:value-type="string">
            <text:p>sij</text:p>
          </table:table-cell>
          <table:table-cell office:value-type="string">
            <text:p>be loosened, slip away, escape</text:p>
          </table:table-cell>
          <table:table-cell table:style-name="ce3" office:value-type="string">
            <text:p>sil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bl[u|i]m &gt; blimt</text:p>
          </table:table-cell>
          <table:table-cell office:value-type="string">
            <text:p>im</text:p>
          </table:table-cell>
          <table:table-cell table:style-name="ce3" office:value-type="string">
            <text:p>blimt</text:p>
          </table:table-cell>
          <table:table-cell office:value-type="string">
            <text:p>soak, make wet by submerging</text:p>
          </table:table-cell>
          <table:table-cell table:style-name="ce3" office:value-type="string">
            <text:p>blum</text:p>
          </table:table-cell>
          <table:table-cell office:value-type="string">
            <text:p>immerse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dim &gt; dimt</text:p>
          </table:table-cell>
          <table:table-cell office:value-type="string">
            <text:p>im</text:p>
          </table:table-cell>
          <table:table-cell table:style-name="ce3" office:value-type="string">
            <text:p>dimt</text:p>
          </table:table-cell>
          <table:table-cell office:value-type="string">
            <text:p>tread, trample, take support on one's feet</text:p>
          </table:table-cell>
          <table:table-cell table:style-name="ce3"/>
          <table:table-cell table:number-columns-repeated="2"/>
          <table:table-cell table:style-name="ce3" office:value-type="string">
            <text:p>timma (timu)</text:p>
          </table:table-cell>
          <table:table-cell office:value-type="string">
            <text:p>to press down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lim</text:p>
          </table:table-cell>
          <table:table-cell office:value-type="string">
            <text:p>im/ŋ</text:p>
          </table:table-cell>
          <table:table-cell table:style-name="ce3"/>
          <table:table-cell/>
          <table:table-cell table:style-name="ce3" office:value-type="string">
            <text:p>l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style-name="ce3" office:value-type="string">
            <text:p>limma (lima)</text:p>
          </table:table-cell>
          <table:table-cell office:value-type="string">
            <text:p>to bud; to sprout</text:p>
          </table:table-cell>
          <table:table-cell table:style-name="ce3" office:value-type="string">
            <text:p>liŋ</text:p>
          </table:table-cell>
          <table:table-cell office:value-type="string">
            <text:p>sprout</text:p>
          </table:table-cell>
          <table:table-cell table:number-columns-repeated="1004"/>
        </table:table-row>
        <table:table-row table:style-name="ro4">
          <table:table-cell office:value-type="string">
            <text:p>simt</text:p>
          </table:table-cell>
          <table:table-cell office:value-type="string">
            <text:p>imt</text:p>
          </table:table-cell>
          <table:table-cell table:style-name="ce3"/>
          <table:table-cell/>
          <table:table-cell table:style-name="ce3" office:value-type="string">
            <text:p>s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style-name="ce3" office:value-type="string">
            <text:p>simma (simtu)</text:p>
          </table:table-cell>
          <table:table-cell office:value-type="string">
            <text:p>to numb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i[p|m]t</text:p>
          </table:table-cell>
          <table:table-cell office:value-type="string">
            <text:p>imt</text:p>
          </table:table-cell>
          <table:table-cell table:style-name="ce3" office:value-type="string">
            <text:p>cimt</text:p>
          </table:table-cell>
          <table:table-cell office:value-type="string">
            <text:p>to press on, crush</text:p>
          </table:table-cell>
          <table:table-cell table:style-name="ce3" office:value-type="string">
            <text:p>ʦ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ʔmimt</text:p>
          </table:table-cell>
          <table:table-cell office:value-type="string">
            <text:p>imt</text:p>
          </table:table-cell>
          <table:table-cell table:style-name="ce3" office:value-type="string">
            <text:p>ɓimt</text:p>
          </table:table-cell>
          <table:table-cell office:value-type="string">
            <text:p>remember</text:p>
          </table:table-cell>
          <table:table-cell table:style-name="ce3" office:value-type="string">
            <text:p>mimt</text:p>
          </table:table-cell>
          <table:table-cell office:value-type="string">
            <text:p>rememb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ŋin &gt; ŋin-t</text:p>
          </table:table-cell>
          <table:table-cell office:value-type="string">
            <text:p>in</text:p>
          </table:table-cell>
          <table:table-cell table:style-name="ce3" office:value-type="string">
            <text:p>ŋi:t</text:p>
          </table:table-cell>
          <table:table-cell office:value-type="string">
            <text:p>fear, bea afraid</text:p>
          </table:table-cell>
          <table:table-cell table:style-name="ce3" office:value-type="string">
            <text:p>ŋin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2">
          <table:table-cell office:value-type="string">
            <text:p>tʰin &gt; tʰin-t</text:p>
          </table:table-cell>
          <table:table-cell office:value-type="string">
            <text:p>in</text:p>
          </table:table-cell>
          <table:table-cell table:style-name="ce3"/>
          <table:table-cell/>
          <table:table-cell table:style-name="ce3" office:value-type="string">
            <text:p>thint</text:p>
          </table:table-cell>
          <table:table-cell office:value-type="string">
            <text:p>wake</text:p>
          </table:table-cell>
          <table:table-cell office:value-type="string">
            <text:p>vt</text:p>
          </table:table-cell>
          <table:table-cell table:style-name="ce3"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h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14" office:value-type="string">
            <text:p>hɨŋma (hɨŋa)</text:p>
          </table:table-cell>
          <table:table-cell office:value-type="string">
            <text:p>live</text:p>
          </table:table-cell>
          <table:table-cell table:style-name="ce3" office:value-type="string">
            <text:p>hiŋ</text:p>
          </table:table-cell>
          <table:table-cell office:value-type="string">
            <text:p>be alive</text:p>
          </table:table-cell>
          <table:table-cell table:number-columns-repeated="1004"/>
        </table:table-row>
        <table:table-row table:style-name="ro1">
          <table:table-cell office:value-type="string">
            <text:p>r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riŋ</text:p>
          </table:table-cell>
          <table:table-cell office:value-type="string">
            <text:p>praise</text:p>
          </table:table-cell>
          <table:table-cell office:value-type="string">
            <text:p>vt</text:p>
          </table:table-cell>
          <table:table-cell table:style-name="ce3" office:value-type="string">
            <text:p>jɨŋma (jɨŋa)</text:p>
          </table:table-cell>
          <table:table-cell office:value-type="string">
            <text:p>say, tell</text:p>
          </table:table-cell>
          <table:table-cell table:style-name="ce3" office:value-type="string">
            <text:p>iŋ</text:p>
          </table:table-cell>
          <table:table-cell office:value-type="string">
            <text:p>become known</text:p>
          </table:table-cell>
          <table:table-cell table:number-columns-repeated="1004"/>
        </table:table-row>
        <table:table-row table:style-name="ro2">
          <table:table-cell office:value-type="string">
            <text:p>ʔ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ŋ</text:p>
          </table:table-cell>
          <table:table-cell office:value-type="string">
            <text:p>buy</text:p>
          </table:table-cell>
          <table:table-cell table:number-columns-repeated="1004"/>
        </table:table-row>
        <table:table-row table:style-name="ro5">
          <table:table-cell office:value-type="string">
            <text:p>hip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ɦ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style-name="ce3"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ʔip-si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table:style-name="ce3" office:value-type="string">
            <text:p>imma (imsa)</text:p>
          </table:table-cell>
          <table:table-cell office:value-type="string">
            <text:p>sleep</text:p>
          </table:table-cell>
          <table:table-cell table:style-name="ce3" office:value-type="string">
            <text:p>ips</text:p>
          </table:table-cell>
          <table:table-cell office:value-type="string">
            <text:p>to sleep, to go to bed</text:p>
          </table:table-cell>
          <table:table-cell office:value-type="string">
            <text:p>nɯʑɯβ</text:p>
          </table:table-cell>
          <table:table-cell table:number-columns-repeated="1003"/>
        </table:table-row>
        <table:table-row table:style-name="ro1">
          <table:table-cell office:value-type="string">
            <text:p>k[e|i]p &gt; kep-t </text:p>
          </table:table-cell>
          <table:table-cell office:value-type="string">
            <text:p>ip/ep</text:p>
          </table:table-cell>
          <table:table-cell table:style-name="ce3" office:value-type="string">
            <text:p>kjap</text:p>
          </table:table-cell>
          <table:table-cell office:value-type="string">
            <text:p>stick, attach, glue</text:p>
          </table:table-cell>
          <table:table-cell table:style-name="ce3"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style-name="ce3" office:value-type="string">
            <text:p>kʰepma (kʰeptu)</text:p>
          </table:table-cell>
          <table:table-cell office:value-type="string">
            <text:p>to stick (to a wall)</text:p>
          </table:table-cell>
          <table:table-cell table:style-name="ce3" office:value-type="string">
            <text:p>khipt</text:p>
          </table:table-cell>
          <table:table-cell office:value-type="string">
            <text:p>to adhere, to stick</text:p>
          </table:table-cell>
          <table:table-cell table:number-columns-repeated="1004"/>
        </table:table-row>
        <table:table-row table:style-name="ro5">
          <table:table-cell office:value-type="string">
            <text:p>h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ɦipt</text:p>
          </table:table-cell>
          <table:table-cell office:value-type="string">
            <text:p>sift with a winnowing basket</text:p>
          </table:table-cell>
          <table:table-cell office:value-type="string">
            <text:p>vt</text:p>
          </table:table-cell>
          <table:table-cell table:style-name="ce3" office:value-type="string">
            <text:p>hipma (hiptu)</text:p>
          </table:table-cell>
          <table:table-cell office:value-type="string">
            <text:p>to shake through siev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ʰ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ph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style-name="ce3" office:value-type="string">
            <text:p>pʰɨpma (pʰɨptu)</text:p>
          </table:table-cell>
          <table:table-cell office:value-type="string">
            <text:p>to suck, to absorb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ʔ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ʔ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style-name="ce3" office:value-type="string">
            <text:p>ipma (iptu)</text:p>
          </table:table-cell>
          <table:table-cell office:value-type="string">
            <text:p>deceiv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erect a wall</text:p>
          </table:table-cell>
          <table:table-cell table:style-name="ce3" office:value-type="string">
            <text:p>ʦ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pour out</text:p>
          </table:table-cell>
          <table:table-cell table:style-name="ce3" office:value-type="string">
            <text:p>ʦ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g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ɨma (kɨsa) ; kitma (kittu) vt (middle)</text:p>
          </table:table-cell>
          <table:table-cell office:value-type="string">
            <text:p>to be afraid</text:p>
          </table:table-cell>
          <table:table-cell table:style-name="ce3" office:value-type="string">
            <text:p>kis</text:p>
          </table:table-cell>
          <table:table-cell office:value-type="string">
            <text:p>to be afraid</text:p>
          </table:table-cell>
          <table:table-cell table:number-columns-repeated="1004"/>
        </table:table-row>
        <table:table-row table:style-name="ro18">
          <table:table-cell office:value-type="string">
            <text:p>khr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khri</text:p>
          </table:table-cell>
          <table:table-cell table:style-name="ce9" office:value-type="string">
            <text:p>help to walk from behind (a chil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is</text:p>
          </table:table-cell>
          <table:table-cell office:value-type="string">
            <text:p>cause to turn</text:p>
          </table:table-cell>
          <table:table-cell/>
          <table:table-cell office:value-type="string">
            <text:p>ɴkhrid ?</text:p>
          </table:table-cell>
          <table:table-cell table:number-columns-repeated="1002"/>
        </table:table-row>
        <table:table-row table:style-name="ro1">
          <table:table-cell office:value-type="string">
            <text:p>ŋ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04"/>
        </table:table-row>
        <table:table-row table:style-name="ro2">
          <table:table-cell office:value-type="string">
            <text:p>ʔ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ʔi</text:p>
          </table:table-cell>
          <table:table-cell office:value-type="string">
            <text:p>get angry</text:p>
          </table:table-cell>
          <table:table-cell office:value-type="string">
            <text:p>vi</text:p>
          </table:table-cell>
          <table:table-cell table:style-name="ce3" office:value-type="string">
            <text:p>ʔɨs</text:p>
          </table:table-cell>
          <table:table-cell office:value-type="string">
            <text:p>be bad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ʰ[e|i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kh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style-name="ce3" office:value-type="string">
            <text:p>kʰɨma (kʰɨsu)</text:p>
          </table:table-cell>
          <table:table-cell office:value-type="string">
            <text:p>steal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[i|e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style-name="ce3" office:value-type="string">
            <text:p>bʰema (bʰesu)</text:p>
          </table:table-cell>
          <table:table-cell office:value-type="string">
            <text:p>fart</text:p>
          </table:table-cell>
          <table:table-cell table:style-name="ce3" office:value-type="string">
            <text:p>phes</text:p>
          </table:table-cell>
          <table:table-cell office:value-type="string">
            <text:p>fart</text:p>
          </table:table-cell>
          <table:table-cell table:number-columns-repeated="1004"/>
        </table:table-row>
        <table:table-row table:style-name="ro1">
          <table:table-cell office:value-type="string">
            <text:p>dzit</text:p>
          </table:table-cell>
          <table:table-cell office:value-type="string">
            <text:p>it</text:p>
          </table:table-cell>
          <table:table-cell table:style-name="ce3" office:value-type="string">
            <text:p>dzit</text:p>
          </table:table-cell>
          <table:table-cell office:value-type="string">
            <text:p>make wet, moisten</text:p>
          </table:table-cell>
          <table:table-cell table:style-name="ce3" office:value-type="string">
            <text:p>ʣh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tsit</text:p>
          </table:table-cell>
          <table:table-cell office:value-type="string">
            <text:p>i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itma (cʰiru)</text:p>
          </table:table-cell>
          <table:table-cell office:value-type="string">
            <text:p>leave alone, to part (of food, places or people);</text:p>
          </table:table-cell>
          <table:table-cell table:style-name="ce3" office:value-type="string">
            <text:p>sit</text:p>
          </table:table-cell>
          <table:table-cell office:value-type="string">
            <text:p>take offense at, be insulted at</text:p>
          </table:table-cell>
          <table:table-cell table:number-columns-repeated="1004"/>
        </table:table-row>
        <table:table-row table:style-name="ro2">
          <table:table-cell office:value-type="string">
            <text:p>tʰo</text:p>
          </table:table-cell>
          <table:table-cell office:value-type="string">
            <text:p>o</text:p>
          </table:table-cell>
          <table:table-cell table:style-name="ce3" office:value-type="string">
            <text:p>thwa</text:p>
          </table:table-cell>
          <table:table-cell office:value-type="string">
            <text:p>hear, smell</text:p>
          </table:table-cell>
          <table:table-cell table:style-name="ce3" office:value-type="string">
            <text:p>tho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dɑk</text:p>
          </table:table-cell>
          <table:table-cell office:value-type="string">
            <text:p>ok</text:p>
          </table:table-cell>
          <table:table-cell table:style-name="ce3" office:value-type="string">
            <text:p>dwakt</text:p>
          </table:table-cell>
          <table:table-cell office:value-type="string">
            <text:p>be enough</text:p>
          </table:table-cell>
          <table:table-cell table:style-name="ce3" office:value-type="string">
            <text:p>d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style-name="ce3"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ʰrok &gt; pʰrok -si</text:p>
          </table:table-cell>
          <table:table-cell office:value-type="string">
            <text:p>ok</text:p>
          </table:table-cell>
          <table:table-cell table:style-name="ce3" office:value-type="string">
            <text:p>phrwaŋ</text:p>
          </table:table-cell>
          <table:table-cell office:value-type="string">
            <text:p>unfasten, untie</text:p>
          </table:table-cell>
          <table:table-cell table:style-name="ce3"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04"/>
        </table:table-row>
        <table:table-row table:style-name="ro1">
          <table:table-cell office:value-type="string">
            <text:p>pokt &gt; bok &gt; bokt</text:p>
          </table:table-cell>
          <table:table-cell office:value-type="string">
            <text:p>ok</text:p>
          </table:table-cell>
          <table:table-cell table:style-name="ce3"/>
          <table:table-cell/>
          <table:table-cell table:style-name="ce3" office:value-type="string">
            <text:p>bhokt</text:p>
          </table:table-cell>
          <table:table-cell office:value-type="string">
            <text:p>patch</text:p>
          </table:table-cell>
          <table:table-cell office:value-type="string">
            <text:p>vt-i</text:p>
          </table:table-cell>
          <table:table-cell table:style-name="ce3" office:value-type="string">
            <text:p>bʰokma (bʰoktu)</text:p>
          </table:table-cell>
          <table:table-cell table:style-name="ce7" office:value-type="string">
            <text:p>to mend, to patch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prok</text:p>
          </table:table-cell>
          <table:table-cell office:value-type="string">
            <text:p>ok</text:p>
          </table:table-cell>
          <table:table-cell table:style-name="ce3" office:value-type="string">
            <text:p>prwak</text:p>
          </table:table-cell>
          <table:table-cell office:value-type="string">
            <text:p>run away</text:p>
          </table:table-cell>
          <table:table-cell table:style-name="ce3" office:value-type="string">
            <text:p>prok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l[a|o]k</text:p>
          </table:table-cell>
          <table:table-cell office:value-type="string">
            <text:p>ok/ak</text:p>
          </table:table-cell>
          <table:table-cell table:style-name="ce3" office:value-type="string">
            <text:p>lwakt</text:p>
          </table:table-cell>
          <table:table-cell office:value-type="string">
            <text:p>boil, simmer, bubble up</text:p>
          </table:table-cell>
          <table:table-cell table:style-name="ce3"/>
          <table:table-cell/>
          <table:table-cell office:value-type="string">
            <text:p>vt</text:p>
          </table:table-cell>
          <table:table-cell table:style-name="ce3" office:value-type="string">
            <text:p>lokma (loktu)</text:p>
          </table:table-cell>
          <table:table-cell office:value-type="string">
            <text:p>boil</text:p>
          </table:table-cell>
          <table:table-cell table:style-name="ce3" office:value-type="string">
            <text:p>lakt</text:p>
          </table:table-cell>
          <table:table-cell office:value-type="string">
            <text:p>boil</text:p>
          </table:table-cell>
          <table:table-cell table:number-columns-repeated="1004"/>
        </table:table-row>
        <table:table-row table:style-name="ro19">
          <table:table-cell office:value-type="string">
            <text:p>tokt &gt; tok-s</text:p>
          </table:table-cell>
          <table:table-cell office:value-type="string">
            <text:p>o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ʰokma (dʰoktu)</text:p>
          </table:table-cell>
          <table:table-cell office:value-type="string">
            <text:p>to dig esp. with short handled spade; to peck (as of a bird with it’s beak)</text:p>
          </table:table-cell>
          <table:table-cell table:style-name="ce3" office:value-type="string">
            <text:p>toks</text:p>
          </table:table-cell>
          <table:table-cell office:value-type="string">
            <text:p>plough</text:p>
          </table:table-cell>
          <table:table-cell table:number-columns-repeated="1004"/>
        </table:table-row>
        <table:table-row table:style-name="ro1">
          <table:table-cell office:value-type="string">
            <text:p>k[o|ɑ]l &gt; gol</text:p>
          </table:table-cell>
          <table:table-cell office:value-type="string">
            <text:p>ol</text:p>
          </table:table-cell>
          <table:table-cell table:style-name="ce3" office:value-type="string">
            <text:p>khwal</text:p>
          </table:table-cell>
          <table:table-cell office:value-type="string">
            <text:p>extend, amount to</text:p>
          </table:table-cell>
          <table:table-cell table:style-name="ce3" office:value-type="string">
            <text:p>gh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sol</text:p>
          </table:table-cell>
          <table:table-cell office:value-type="string">
            <text:p>ol</text:p>
          </table:table-cell>
          <table:table-cell table:style-name="ce3"/>
          <table:table-cell/>
          <table:table-cell table:style-name="ce3" office:value-type="string">
            <text:p>sol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style-name="ce3" office:value-type="string">
            <text:p>sonma (solu)</text:p>
          </table:table-cell>
          <table:table-cell office:value-type="string">
            <text:p>to slide down; to flatter, coax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ʔŋol &gt; ʔŋol-t</text:p>
          </table:table-cell>
          <table:table-cell office:value-type="string">
            <text:p>ol</text:p>
          </table:table-cell>
          <table:table-cell table:style-name="ce3" office:value-type="string">
            <text:p>ɓwalt</text:p>
          </table:table-cell>
          <table:table-cell office:value-type="string">
            <text:p>mix</text:p>
          </table:table-cell>
          <table:table-cell table:style-name="ce3" office:value-type="string">
            <text:p>ŋ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style-name="ce3" office:value-type="string">
            <text:p>honma (holu)</text:p>
          </table:table-cell>
          <table:table-cell office:value-type="string">
            <text:p>to mix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ʰ[u|o]l</text:p>
          </table:table-cell>
          <table:table-cell office:value-type="string">
            <text:p>ol/ul</text:p>
          </table:table-cell>
          <table:table-cell table:style-name="ce3"/>
          <table:table-cell/>
          <table:table-cell table:style-name="ce3" office:value-type="string">
            <text:p>kh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style-name="ce3" office:value-type="string">
            <text:p>kʰonma (kʰolu)</text:p>
          </table:table-cell>
          <table:table-cell office:value-type="string">
            <text:p>to move, to transport</text:p>
          </table:table-cell>
          <table:table-cell table:style-name="ce3" office:value-type="string">
            <text:p>khuˀr</text:p>
          </table:table-cell>
          <table:table-cell office:value-type="string">
            <text:p>deliver to a place</text:p>
          </table:table-cell>
          <table:table-cell table:number-columns-repeated="1004"/>
        </table:table-row>
        <table:table-row table:style-name="ro2">
          <table:table-cell office:value-type="string">
            <text:p>dont</text:p>
          </table:table-cell>
          <table:table-cell office:value-type="string">
            <text:p>ont</text:p>
          </table:table-cell>
          <table:table-cell table:style-name="ce3"/>
          <table:table-cell/>
          <table:table-cell table:style-name="ce3"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style-name="ce16" office:value-type="string">
            <text:p>tonma (tontu)</text:p>
          </table:table-cell>
          <table:table-cell office:value-type="string">
            <text:p>to arrange</text:p>
          </table:table-cell>
          <table:table-cell table:style-name="ce3"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04"/>
        </table:table-row>
        <table:table-row table:style-name="ro5">
          <table:table-cell table:style-name="ce7" office:value-type="string">
            <text:p>ront</text:p>
          </table:table-cell>
          <table:table-cell table:style-name="ce7" office:value-type="string">
            <text:p>ont</text:p>
          </table:table-cell>
          <table:table-cell table:style-name="ce3"/>
          <table:table-cell table:style-name="ce7"/>
          <table:table-cell table:style-name="ce3" office:value-type="string">
            <text:p>ront</text:p>
          </table:table-cell>
          <table:table-cell table:style-name="ce7" office:value-type="string">
            <text:p>make a hole from the bottom</text:p>
          </table:table-cell>
          <table:table-cell table:style-name="ce7" office:value-type="string">
            <text:p>vt</text:p>
          </table:table-cell>
          <table:table-cell table:style-name="ce3" office:value-type="string">
            <text:p>ronma (rontu)</text:p>
          </table:table-cell>
          <table:table-cell office:value-type="string">
            <text:p>pierce</text:p>
          </table:table-cell>
          <table:table-cell table:style-name="ce3"/>
          <table:table-cell table:number-columns-repeated="1005"/>
        </table:table-row>
        <table:table-row table:style-name="ro12">
          <table:table-cell office:value-type="string">
            <text:p>joŋ</text:p>
          </table:table-cell>
          <table:table-cell office:value-type="string">
            <text:p>oŋ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avoid, hold off doing something</text:p>
          </table:table-cell>
          <table:table-cell office:value-type="string">
            <text:p>vt</text:p>
          </table:table-cell>
          <table:table-cell table:style-name="ce3" office:value-type="string">
            <text:p>joŋma (joŋu)</text:p>
          </table:table-cell>
          <table:table-cell office:value-type="string">
            <text:p>to not do work, have a holiday; take a break; to avoid</text:p>
          </table:table-cell>
          <table:table-cell table:style-name="ce3"/>
          <table:table-cell table:number-columns-repeated="1005"/>
        </table:table-row>
        <table:table-row table:style-name="ro11">
          <table:table-cell office:value-type="string">
            <text:p>joŋ &gt; joŋ-t</text:p>
          </table:table-cell>
          <table:table-cell office:value-type="string">
            <text:p>oŋ 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jont</text:p>
          </table:table-cell>
          <table:table-cell office:value-type="string">
            <text:p>melt</text:p>
          </table:table-cell>
          <table:table-cell table:number-columns-repeated="2"/>
          <table:table-cell office:value-type="string">
            <text:p>熔</text:p>
          </table:table-cell>
          <table:table-cell table:number-columns-repeated="1001"/>
        </table:table-row>
        <table:table-row table:style-name="ro1">
          <table:table-cell office:value-type="string">
            <text:p>koŋt</text:p>
          </table:table-cell>
          <table:table-cell office:value-type="string">
            <text:p>oŋt</text:p>
          </table:table-cell>
          <table:table-cell table:style-name="ce3"/>
          <table:table-cell/>
          <table:table-cell table:style-name="ce3" office:value-type="string">
            <text:p>k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style-name="ce3" office:value-type="string">
            <text:p>kʰoŋma (kʰoŋtu)</text:p>
          </table:table-cell>
          <table:table-cell office:value-type="string">
            <text:p>freez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kwɑp &gt; kwɑp-t / kwɑp-s</text:p>
          </table:table-cell>
          <table:table-cell office:value-type="string">
            <text:p>op</text:p>
          </table:table-cell>
          <table:table-cell table:style-name="ce3" office:value-type="string">
            <text:p>ɓwap</text:p>
          </table:table-cell>
          <table:table-cell office:value-type="string">
            <text:p>cover, snare</text:p>
          </table:table-cell>
          <table:table-cell table:style-name="ce3"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style-name="ce3" office:value-type="string">
            <text:p>kʰapma (kʰaptu) </text:p>
          </table:table-cell>
          <table:table-cell office:value-type="string">
            <text:p>to thatch a roof</text:p>
          </table:table-cell>
          <table:table-cell table:style-name="ce3"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1004"/>
        </table:table-row>
        <table:table-row table:style-name="ro12">
          <table:table-cell office:value-type="string">
            <text:p>sop &gt; sop-t</text:p>
          </table:table-cell>
          <table:table-cell office:value-type="string">
            <text:p>op</text:p>
          </table:table-cell>
          <table:table-cell table:style-name="ce3" office:value-type="string">
            <text:p>swapt</text:p>
          </table:table-cell>
          <table:table-cell office:value-type="string">
            <text:p>sharpen</text:p>
          </table:table-cell>
          <table:table-cell table:style-name="ce3" office:value-type="string">
            <text:p>sop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hopt</text:p>
          </table:table-cell>
          <table:table-cell office:value-type="string">
            <text:p>opt</text:p>
          </table:table-cell>
          <table:table-cell table:style-name="ce3"/>
          <table:table-cell/>
          <table:table-cell table:style-name="ce3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style-name="ce3"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style-name="ce3"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1004"/>
        </table:table-row>
        <table:table-row table:style-name="ro5">
          <table:table-cell office:value-type="string">
            <text:p>bor</text:p>
          </table:table-cell>
          <table:table-cell office:value-type="string">
            <text:p>or</text:p>
          </table:table-cell>
          <table:table-cell table:style-name="ce3" office:value-type="string">
            <text:p>bwar</text:p>
          </table:table-cell>
          <table:table-cell office:value-type="string">
            <text:p>increase, grow</text:p>
          </table:table-cell>
          <table:table-cell table:style-name="ce3"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style-name="ce3" office:value-type="string">
            <text:p>ponma (poya)</text:p>
          </table:table-cell>
          <table:table-cell office:value-type="string">
            <text:p>to grow, to wax (of the moon)</text:p>
          </table:table-cell>
          <table:table-cell table:style-name="ce3" office:value-type="string">
            <text:p>por</text:p>
          </table:table-cell>
          <table:table-cell office:value-type="string">
            <text:p>grow</text:p>
          </table:table-cell>
          <table:table-cell table:number-columns-repeated="1004"/>
        </table:table-row>
        <table:table-row table:style-name="ro1">
          <table:table-cell office:value-type="string">
            <text:p>tsor</text:p>
          </table:table-cell>
          <table:table-cell office:value-type="string">
            <text:p>or</text:p>
          </table:table-cell>
          <table:table-cell table:style-name="ce3"/>
          <table:table-cell/>
          <table:table-cell table:style-name="ce3" office:value-type="string">
            <text:p>ʦ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style-name="ce3" office:value-type="string">
            <text:p>cʰonma (cʰoru)</text:p>
          </table:table-cell>
          <table:table-cell office:value-type="string">
            <text:p>pay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ot &gt; bot</text:p>
          </table:table-cell>
          <table:table-cell office:value-type="string">
            <text:p>ot</text:p>
          </table:table-cell>
          <table:table-cell table:style-name="ce3" office:value-type="string">
            <text:p>bwaj</text:p>
          </table:table-cell>
          <table:table-cell office:value-type="string">
            <text:p>to flower, swell, thrive</text:p>
          </table:table-cell>
          <table:table-cell table:style-name="ce3" office:value-type="string">
            <text:p>p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style-name="ce3" office:value-type="string">
            <text:p>batma (bara)</text:p>
          </table:table-cell>
          <table:table-cell office:value-type="string">
            <text:p>bloom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2">
          <table:table-cell office:value-type="string">
            <text:p>pot &gt; pot-t</text:p>
          </table:table-cell>
          <table:table-cell office:value-type="string">
            <text:p>ot</text:p>
          </table:table-cell>
          <table:table-cell table:style-name="ce3" office:value-type="string">
            <text:p>pwat</text:p>
          </table:table-cell>
          <table:table-cell office:value-type="string">
            <text:p>tie up</text:p>
          </table:table-cell>
          <table:table-cell table:style-name="ce3" office:value-type="string">
            <text:p>pott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sot</text:p>
          </table:table-cell>
          <table:table-cell office:value-type="string">
            <text:p>ot</text:p>
          </table:table-cell>
          <table:table-cell table:style-name="ce3" office:value-type="string">
            <text:p>swaj</text:p>
          </table:table-cell>
          <table:table-cell office:value-type="string">
            <text:p>lose, be defeated</text:p>
          </table:table-cell>
          <table:table-cell table:style-name="ce3" office:value-type="string">
            <text:p>sot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kʰ[u|o]tt</text:p>
          </table:table-cell>
          <table:table-cell office:value-type="string">
            <text:p>ott/utt</text:p>
          </table:table-cell>
          <table:table-cell table:style-name="ce3"/>
          <table:table-cell/>
          <table:table-cell table:style-name="ce3"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style-name="ce3" office:value-type="string">
            <text:p>kʰɨtma (kʰɨttu)</text:p>
          </table:table-cell>
          <table:table-cell office:value-type="string">
            <text:p>comb</text:p>
          </table:table-cell>
          <table:table-cell table:style-name="ce3" office:value-type="string">
            <text:p>khott</text:p>
          </table:table-cell>
          <table:table-cell office:value-type="string">
            <text:p>comb</text:p>
          </table:table-cell>
          <table:table-cell table:number-columns-repeated="1004"/>
        </table:table-row>
        <table:table-row table:style-name="ro5">
          <table:table-cell office:value-type="string">
            <text:p>dɔ &gt;&gt; da</text:p>
          </table:table-cell>
          <table:table-cell office:value-type="string">
            <text:p>ɔ</text:p>
          </table:table-cell>
          <table:table-cell table:style-name="ce3" office:value-type="string">
            <text:p>dwa</text:p>
          </table:table-cell>
          <table:table-cell office:value-type="string">
            <text:p>dig</text:p>
          </table:table-cell>
          <table:table-cell table:style-name="ce3"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style-name="ce3" office:value-type="string">
            <text:p>tuma (tu)</text:p>
          </table:table-cell>
          <table:table-cell office:value-type="string">
            <text:p>dig in</text:p>
          </table:table-cell>
          <table:table-cell table:style-name="ce3"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04"/>
        </table:table-row>
        <table:table-row table:style-name="ro7">
          <table:table-cell office:value-type="string">
            <text:p>ŋɔ &gt; ŋɔ-s</text:p>
          </table:table-cell>
          <table:table-cell office:value-type="string">
            <text:p>ɔ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oma (ŋosu)</text:p>
          </table:table-cell>
          <table:table-cell office:value-type="string">
            <text:p>fry dry</text:p>
          </table:table-cell>
          <table:table-cell table:style-name="ce3" office:value-type="string">
            <text:p>nɔ</text:p>
          </table:table-cell>
          <table:table-cell office:value-type="string">
            <text:p>to stir-fry, to pop (corn)</text:p>
          </table:table-cell>
          <table:table-cell office:value-type="string">
            <text:p>rŋu</text:p>
          </table:table-cell>
          <table:table-cell office:value-type="string">
            <text:p>rŋo</text:p>
          </table:table-cell>
          <table:table-cell office:value-type="string">
            <text:p>熬</text:p>
          </table:table-cell>
          <table:table-cell table:number-columns-repeated="1001"/>
        </table:table-row>
        <table:table-row table:style-name="ro5">
          <table:table-cell office:value-type="string">
            <text:p>pɔ &gt;&gt; pa</text:p>
          </table:table-cell>
          <table:table-cell office:value-type="string">
            <text:p>ɔ</text:p>
          </table:table-cell>
          <table:table-cell table:style-name="ce3" office:value-type="string">
            <text:p>pa</text:p>
          </table:table-cell>
          <table:table-cell office:value-type="string">
            <text:p>make</text:p>
          </table:table-cell>
          <table:table-cell table:style-name="ce3"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style-name="ce3" office:value-type="string">
            <text:p>bama (bo)</text:p>
          </table:table-cell>
          <table:table-cell office:value-type="string">
            <text:p>weave</text:p>
          </table:table-cell>
          <table:table-cell table:style-name="ce3" office:value-type="string">
            <text:p>phɔ</text:p>
          </table:table-cell>
          <table:table-cell office:value-type="string">
            <text:p>to braid, to knit, to weave</text:p>
          </table:table-cell>
          <table:table-cell table:style-name="Default"/>
          <table:table-cell table:number-columns-repeated="1003"/>
        </table:table-row>
        <table:table-row table:style-name="ro5">
          <table:table-cell office:value-type="string">
            <text:p>ʔɔːk &gt; ʔɔːk-t</text:p>
          </table:table-cell>
          <table:table-cell office:value-type="string">
            <text:p>ɔːk</text:p>
          </table:table-cell>
          <table:table-cell table:style-name="ce3" office:value-type="string">
            <text:p>wak</text:p>
          </table:table-cell>
          <table:table-cell office:value-type="string">
            <text:p>scream, shriek</text:p>
          </table:table-cell>
          <table:table-cell table:style-name="ce3"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style-name="ce3" office:value-type="string">
            <text:p>okma (oa)</text:p>
          </table:table-cell>
          <table:table-cell office:value-type="string">
            <text:p>crow</text:p>
          </table:table-cell>
          <table:table-cell table:style-name="ce3"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1004"/>
        </table:table-row>
        <table:table-row table:style-name="ro5">
          <table:table-cell office:value-type="string">
            <text:p>jɔːp</text:p>
          </table:table-cell>
          <table:table-cell office:value-type="string">
            <text:p>ɔːp</text:p>
          </table:table-cell>
          <table:table-cell table:style-name="ce3"/>
          <table:table-cell/>
          <table:table-cell table:style-name="ce3" office:value-type="string">
            <text:p>jop</text:p>
          </table:table-cell>
          <table:table-cell office:value-type="string">
            <text:p>crumble, crush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ːp</text:p>
          </table:table-cell>
          <table:table-cell office:value-type="string">
            <text:p>break (of eggs, clods, glass, stone)</text:p>
          </table:table-cell>
          <table:table-cell table:number-columns-repeated="1004"/>
        </table:table-row>
        <table:table-row table:style-name="ro1">
          <table:table-cell office:value-type="string">
            <text:p>rɔk &gt; rɔk-t</text:p>
          </table:table-cell>
          <table:table-cell office:value-type="string">
            <text:p>ɔk</text:p>
          </table:table-cell>
          <table:table-cell table:style-name="ce3"/>
          <table:table-cell/>
          <table:table-cell table:style-name="ce3" office:value-type="string">
            <text:p>r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 </text:p>
          </table:table-cell>
          <table:table-cell office:value-type="string">
            <text:p>to extract, to dig out</text:p>
          </table:table-cell>
          <table:table-cell table:number-columns-repeated="1004"/>
        </table:table-row>
        <table:table-row table:style-name="ro1">
          <table:table-cell office:value-type="string">
            <text:p>dz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okma (coktu)</text:p>
          </table:table-cell>
          <table:table-cell office:value-type="string">
            <text:p>to join, to attach</text:p>
          </table:table-cell>
          <table:table-cell table:style-name="ce3" office:value-type="string">
            <text:p>cɔkt</text:p>
          </table:table-cell>
          <table:table-cell office:value-type="string">
            <text:p>join, tie together</text:p>
          </table:table-cell>
          <table:table-cell table:number-columns-repeated="1004"/>
        </table:table-row>
        <table:table-row table:style-name="ro1">
          <table:table-cell office:value-type="string">
            <text:p>kɔkt</text:p>
          </table:table-cell>
          <table:table-cell office:value-type="string">
            <text:p>ɔkt</text:p>
          </table:table-cell>
          <table:table-cell table:style-name="ce3" office:value-type="string">
            <text:p>kwakt</text:p>
          </table:table-cell>
          <table:table-cell office:value-type="string">
            <text:p>make cuts into, pierce</text:p>
          </table:table-cell>
          <table:table-cell table:style-name="ce3" office:value-type="string">
            <text:p>k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style-name="ce3" office:value-type="string">
            <text:p>kʰokma (kʰoktu)</text:p>
          </table:table-cell>
          <table:table-cell office:value-type="string">
            <text:p>to chop off</text:p>
          </table:table-cell>
          <table:table-cell table:style-name="ce3" office:value-type="string">
            <text:p>khɔkt</text:p>
          </table:table-cell>
          <table:table-cell office:value-type="string">
            <text:p>cut off, chop</text:p>
          </table:table-cell>
          <table:table-cell table:number-columns-repeated="1004"/>
        </table:table-row>
        <table:table-row table:style-name="ro5">
          <table:table-cell office:value-type="string">
            <text:p>lɔkt &gt; lɔk-s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 office:value-type="string">
            <text:p>lokt</text:p>
          </table:table-cell>
          <table:table-cell office:value-type="string">
            <text:p>dig up the ground (of animal)</text:p>
          </table:table-cell>
          <table:table-cell/>
          <table:table-cell table:style-name="ce3"/>
          <table:table-cell/>
          <table:table-cell table:style-name="ce3" office:value-type="string">
            <text:p>lɔŋs</text:p>
          </table:table-cell>
          <table:table-cell office:value-type="string">
            <text:p>dig up</text:p>
          </table:table-cell>
          <table:table-cell table:number-columns-repeated="1004"/>
        </table:table-row>
        <table:table-row table:style-name="ro1">
          <table:table-cell office:value-type="string">
            <text:p>th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ʰokma (tʰoktu)</text:p>
          </table:table-cell>
          <table:table-cell office:value-type="string">
            <text:p>to make a wall</text:p>
          </table:table-cell>
          <table:table-cell table:style-name="ce3" office:value-type="string">
            <text:p>thɔkt</text:p>
          </table:table-cell>
          <table:table-cell office:value-type="string">
            <text:p>build a bridge</text:p>
          </table:table-cell>
          <table:table-cell table:number-columns-repeated="1004"/>
        </table:table-row>
        <table:table-row table:style-name="ro1">
          <table:table-cell office:value-type="string">
            <text:p>gɔl &gt; gɔl-t</text:p>
          </table:table-cell>
          <table:table-cell office:value-type="string">
            <text:p>ɔl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onma (kola)</text:p>
          </table:table-cell>
          <table:table-cell office:value-type="string">
            <text:p>walk around, wander.</text:p>
          </table:table-cell>
          <table:table-cell table:style-name="ce3" office:value-type="string">
            <text:p>kɔnt</text:p>
          </table:table-cell>
          <table:table-cell office:value-type="string">
            <text:p>tour, go around</text:p>
          </table:table-cell>
          <table:table-cell table:number-columns-repeated="1004"/>
        </table:table-row>
        <table:table-row table:style-name="ro2">
          <table:table-cell office:value-type="string">
            <text:p>hɔl &gt; hɔl-t</text:p>
          </table:table-cell>
          <table:table-cell office:value-type="string">
            <text:p>ɔl</text:p>
          </table:table-cell>
          <table:table-cell table:style-name="ce3" office:value-type="string">
            <text:p>hwal(s), hul</text:p>
          </table:table-cell>
          <table:table-cell office:value-type="string">
            <text:p>open</text:p>
          </table:table-cell>
          <table:table-cell table:style-name="ce3"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ɔnt</text:p>
          </table:table-cell>
          <table:table-cell office:value-type="string">
            <text:p>to open</text:p>
          </table:table-cell>
          <table:table-cell table:number-columns-repeated="1004"/>
        </table:table-row>
        <table:table-row table:style-name="ro1">
          <table:table-cell office:value-type="string">
            <text:p>hɔm &gt; hɔm-t</text:p>
          </table:table-cell>
          <table:table-cell office:value-type="string">
            <text:p>ɔmt</text:p>
          </table:table-cell>
          <table:table-cell table:style-name="ce3"/>
          <table:table-cell/>
          <table:table-cell table:style-name="ce3"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style-name="ce3" office:value-type="string">
            <text:p>homma (homa)</text:p>
          </table:table-cell>
          <table:table-cell office:value-type="string">
            <text:p>swell</text:p>
          </table:table-cell>
          <table:table-cell table:style-name="ce3"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1004"/>
        </table:table-row>
        <table:table-row table:style-name="ro12">
          <table:table-cell office:value-type="string">
            <text:p>dɔŋ</text:p>
          </table:table-cell>
          <table:table-cell office:value-type="string">
            <text:p>ɔŋ</text:p>
          </table:table-cell>
          <table:table-cell table:style-name="ce3"/>
          <table:table-cell/>
          <table:table-cell table:style-name="ce3"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style-name="ce3" office:value-type="string">
            <text:p>toŋma (toŋa)</text:p>
          </table:table-cell>
          <table:table-cell office:value-type="string">
            <text:p>match, meet</text:p>
          </table:table-cell>
          <table:table-cell table:style-name="ce3"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table:number-columns-repeated="1004"/>
        </table:table-row>
        <table:table-row table:style-name="ro1">
          <table:table-cell office:value-type="string">
            <text:p>hɔŋ &gt; hɔŋ-s</text:p>
          </table:table-cell>
          <table:table-cell office:value-type="string">
            <text:p>ɔŋ</text:p>
          </table:table-cell>
          <table:table-cell table:style-name="ce3" office:value-type="string">
            <text:p>hwaŋ(s)</text:p>
          </table:table-cell>
          <table:table-cell office:value-type="string">
            <text:p>break open</text:p>
          </table:table-cell>
          <table:table-cell table:style-name="ce3"/>
          <table:table-cell table:number-columns-repeated="2"/>
          <table:table-cell table:style-name="ce3" office:value-type="string">
            <text:p>hoŋma (hoŋsu) </text:p>
          </table:table-cell>
          <table:table-cell office:value-type="string">
            <text:p>to open, to uncover</text:p>
          </table:table-cell>
          <table:table-cell table:style-name="ce3" office:value-type="string">
            <text:p>hɔŋ~mɛtt</text:p>
          </table:table-cell>
          <table:table-cell office:value-type="string">
            <text:p>open</text:p>
          </table:table-cell>
          <table:table-cell table:number-columns-repeated="1004"/>
        </table:table-row>
        <table:table-row table:style-name="ro1">
          <table:table-cell office:value-type="string">
            <text:p>gɔp</text:p>
          </table:table-cell>
          <table:table-cell office:value-type="string">
            <text:p>ɔp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opma (koptu) </text:p>
          </table:table-cell>
          <table:table-cell office:value-type="string">
            <text:p>surround, protect</text:p>
          </table:table-cell>
          <table:table-cell table:style-name="ce3" office:value-type="string">
            <text:p>kɔp</text:p>
          </table:table-cell>
          <table:table-cell office:value-type="string">
            <text:p>surround</text:p>
          </table:table-cell>
          <table:table-cell table:number-columns-repeated="1004"/>
        </table:table-row>
        <table:table-row table:style-name="ro20">
          <table:table-cell office:value-type="string">
            <text:p>ʔɔr &gt; ʔɔr-si</text:p>
          </table:table-cell>
          <table:table-cell office:value-type="string">
            <text:p>ɔr</text:p>
          </table:table-cell>
          <table:table-cell table:style-name="ce3"/>
          <table:table-cell table:style-name="ce7"/>
          <table:table-cell table:style-name="ce3" office:value-type="string">
            <text:p>ʔor</text:p>
          </table:table-cell>
          <table:table-cell table:style-name="ce7" office:value-type="string">
            <text:p>break(cob of the corn)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 office:value-type="string">
            <text:p>ɔˀr </text:p>
          </table:table-cell>
          <table:table-cell table:style-name="ce7"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1004"/>
        </table:table-row>
        <table:table-row table:style-name="ro4">
          <table:table-cell office:value-type="string">
            <text:p>lu</text:p>
          </table:table-cell>
          <table:table-cell office:value-type="string">
            <text:p>u</text:p>
          </table:table-cell>
          <table:table-cell table:style-name="ce3" office:value-type="string">
            <text:p>lu</text:p>
          </table:table-cell>
          <table:table-cell office:value-type="string">
            <text:p>cause a mental or bodily sensation</text:p>
          </table:table-cell>
          <table:table-cell table:style-name="ce3" office:value-type="string">
            <text:p>l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style-name="ce3" office:value-type="string">
            <text:p>luma (luwa)</text:p>
          </table:table-cell>
          <table:table-cell office:value-type="string">
            <text:p>feel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do</text:p>
          </table:table-cell>
          <table:table-cell office:value-type="string">
            <text:p>vt</text:p>
          </table:table-cell>
          <table:table-cell table:style-name="ce3" office:value-type="string">
            <text:p>muma</text:p>
          </table:table-cell>
          <table:table-cell office:value-type="string">
            <text:p>to cause; to make</text:p>
          </table:table-cell>
          <table:table-cell table:style-name="ce3" office:value-type="string">
            <text:p>(o~)mu</text:p>
          </table:table-cell>
          <table:table-cell office:value-type="string">
            <text:p>do (in complex predicates)</text:p>
          </table:table-cell>
          <table:table-cell table:number-columns-repeated="1004"/>
        </table:table-row>
        <table:table-row table:style-name="ro2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style-name="ce3" office:value-type="string">
            <text:p>muma</text:p>
          </table:table-cell>
          <table:table-cell office:value-type="string">
            <text:p>b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ʔnu[r]</text:p>
          </table:table-cell>
          <table:table-cell office:value-type="string">
            <text:p>u</text:p>
          </table:table-cell>
          <table:table-cell table:style-name="ce3" office:value-type="string">
            <text:p>ɗu</text:p>
          </table:table-cell>
          <table:table-cell office:value-type="string">
            <text:p>be well, good</text:p>
          </table:table-cell>
          <table:table-cell table:style-name="ce3" office:value-type="string">
            <text:p>n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style-name="ce3" office:value-type="string">
            <text:p>numa</text:p>
          </table:table-cell>
          <table:table-cell office:value-type="string">
            <text:p>to be good</text:p>
          </table:table-cell>
          <table:table-cell table:style-name="ce3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1004"/>
        </table:table-row>
        <table:table-row table:style-name="ro1">
          <table:table-cell office:value-type="string">
            <text:p>kruːk &gt; kruːk-t</text:p>
          </table:table-cell>
          <table:table-cell office:value-type="string">
            <text:p>uːk</text:p>
          </table:table-cell>
          <table:table-cell table:style-name="ce3"/>
          <table:table-cell/>
          <table:table-cell table:style-name="ce3" office:value-type="string">
            <text:p>kruk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14"/>
          <table:table-cell/>
          <table:table-cell table:style-name="ce3" office:value-type="string">
            <text:p>huːkt </text:p>
          </table:table-cell>
          <table:table-cell office:value-type="string">
            <text:p>to thunder, to roar</text:p>
          </table:table-cell>
          <table:table-cell table:number-columns-repeated="1004"/>
        </table:table-row>
        <table:table-row table:style-name="ro4">
          <table:table-cell office:value-type="string">
            <text:p>ruːŋt</text:p>
          </table:table-cell>
          <table:table-cell office:value-type="string">
            <text:p>uːŋ</text:p>
          </table:table-cell>
          <table:table-cell table:style-name="ce3"/>
          <table:table-cell/>
          <table:table-cell table:style-name="ce3" office:value-type="string">
            <text:p>r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style-name="ce17" office:value-type="string">
            <text:p>ruŋma (ruŋsu)</text:p>
          </table:table-cell>
          <table:table-cell office:value-type="string">
            <text:p>to shake</text:p>
          </table:table-cell>
          <table:table-cell table:style-name="ce3" office:value-type="string">
            <text:p>juːnt</text:p>
          </table:table-cell>
          <table:table-cell office:value-type="string">
            <text:p>to scrub, to rub, to shake (of an earthquake)</text:p>
          </table:table-cell>
          <table:table-cell table:number-columns-repeated="1004"/>
        </table:table-row>
        <table:table-row table:style-name="ro7">
          <table:table-cell office:value-type="string">
            <text:p>muːtt</text:p>
          </table:table-cell>
          <table:table-cell office:value-type="string">
            <text:p>uːt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utma (muttu)</text:p>
          </table:table-cell>
          <table:table-cell office:value-type="string">
            <text:p>to blow</text:p>
          </table:table-cell>
          <table:table-cell table:style-name="ce3" office:value-type="string">
            <text:p>muːtt</text:p>
          </table:table-cell>
          <table:table-cell office:value-type="string">
            <text:p>blow</text:p>
          </table:table-cell>
          <table:table-cell office:value-type="string">
            <text:p>ɣɤmɯt</text:p>
          </table:table-cell>
          <table:table-cell table:number-columns-repeated="1003"/>
        </table:table-row>
        <table:table-row table:style-name="ro1">
          <table:table-cell office:value-type="string">
            <text:p>dzuːkt</text:p>
          </table:table-cell>
          <table:table-cell office:value-type="string">
            <text:p>uː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ukma (cukta)</text:p>
          </table:table-cell>
          <table:table-cell office:value-type="string">
            <text:p>be small</text:p>
          </table:table-cell>
          <table:table-cell table:style-name="ce3" office:value-type="string">
            <text:p>cuːkt</text:p>
          </table:table-cell>
          <table:table-cell office:value-type="string">
            <text:p>be small</text:p>
          </table:table-cell>
          <table:table-cell table:number-columns-repeated="1004"/>
        </table:table-row>
        <table:table-row table:style-name="ro2">
          <table:table-cell office:value-type="string">
            <text:p>b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b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style-name="ce3" office:value-type="string">
            <text:p>pukma (pua)</text:p>
          </table:table-cell>
          <table:table-cell office:value-type="string">
            <text:p>give birth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duk &gt; dukt</text:p>
          </table:table-cell>
          <table:table-cell office:value-type="string">
            <text:p>uk</text:p>
          </table:table-cell>
          <table:table-cell table:style-name="ce3" office:value-type="string">
            <text:p>dukt</text:p>
          </table:table-cell>
          <table:table-cell office:value-type="string">
            <text:p>shake, intoxicate</text:p>
          </table:table-cell>
          <table:table-cell table:style-name="ce3"/>
          <table:table-cell table:number-columns-repeated="2"/>
          <table:table-cell table:style-name="ce3" office:value-type="string">
            <text:p>tukma (tua)</text:p>
          </table:table-cell>
          <table:table-cell office:value-type="string">
            <text:p>hurt, be ill</text:p>
          </table:table-cell>
          <table:table-cell table:style-name="ce3" office:value-type="string">
            <text:p>tuk</text:p>
          </table:table-cell>
          <table:table-cell office:value-type="string">
            <text:p>hurt, be ill</text:p>
          </table:table-cell>
          <table:table-cell/>
          <table:table-cell office:value-type="string">
            <text:p>sdug</text:p>
          </table:table-cell>
          <table:table-cell table:number-columns-repeated="1002"/>
        </table:table-row>
        <table:table-row table:style-name="ro12">
          <table:table-cell office:value-type="string">
            <text:p>luk &gt; l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style-name="ce3" office:value-type="string">
            <text:p>lukma (luktu)</text:p>
          </table:table-cell>
          <table:table-cell office:value-type="string">
            <text:p>to finish</text:p>
          </table:table-cell>
          <table:table-cell table:style-name="ce3"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table:number-columns-repeated="1004"/>
        </table:table-row>
        <table:table-row table:style-name="ro4">
          <table:table-cell office:value-type="string">
            <text:p>n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style-name="ce3"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suk &gt; s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style-name="ce3"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1004"/>
        </table:table-row>
        <table:table-row table:style-name="ro5">
          <table:table-cell office:value-type="string">
            <text:p>tsuk &gt; dzuk</text:p>
          </table:table-cell>
          <table:table-cell office:value-type="string">
            <text:p>uk</text:p>
          </table:table-cell>
          <table:table-cell table:style-name="ce3" office:value-type="string">
            <text:p>dzukt</text:p>
          </table:table-cell>
          <table:table-cell office:value-type="string">
            <text:p>jump down</text:p>
          </table:table-cell>
          <table:table-cell table:style-name="ce3" office:value-type="string">
            <text:p>ʣh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style-name="ce3" office:value-type="string">
            <text:p>cʰukma (cʰukta)</text:p>
          </table:table-cell>
          <table:table-cell table:style-name="ce7" office:value-type="string">
            <text:p>to jump, land (birds, planes)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r[u|ɔ]kt &gt; rɔk-s</text:p>
          </table:table-cell>
          <table:table-cell office:value-type="string">
            <text:p>uk/ɔk</text:p>
          </table:table-cell>
          <table:table-cell table:style-name="ce3"/>
          <table:table-cell/>
          <table:table-cell table:style-name="ce3" office:value-type="string">
            <text:p>r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s</text:p>
          </table:table-cell>
          <table:table-cell office:value-type="string">
            <text:p>to shake, to swing, to rock, to sieve</text:p>
          </table:table-cell>
          <table:table-cell table:number-columns-repeated="1004"/>
        </table:table-row>
        <table:table-row table:style-name="ro7">
          <table:table-cell office:value-type="string">
            <text:p>[pʰ|p]uks</text:p>
          </table:table-cell>
          <table:table-cell office:value-type="string">
            <text:p>uk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bʰuŋma (bʰuŋsu)</text:p>
          </table:table-cell>
          <table:table-cell office:value-type="string">
            <text:p>pile up</text:p>
          </table:table-cell>
          <table:table-cell table:style-name="ce3" office:value-type="string">
            <text:p>phuks</text:p>
          </table:table-cell>
          <table:table-cell office:value-type="string">
            <text:p>pile up</text:p>
          </table:table-cell>
          <table:table-cell/>
          <table:table-cell office:value-type="string">
            <text:p>phuŋ.po</text:p>
          </table:table-cell>
          <table:table-cell table:number-columns-repeated="1002"/>
        </table:table-row>
        <table:table-row table:style-name="ro7">
          <table:table-cell office:value-type="string">
            <text:p>kukt &gt; guk &gt; guŋt</text:p>
          </table:table-cell>
          <table:table-cell office:value-type="string">
            <text:p>ukt</text:p>
          </table:table-cell>
          <table:table-cell table:style-name="ce3"/>
          <table:table-cell/>
          <table:table-cell table:style-name="ce3" office:value-type="string">
            <text:p>k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table:style-name="ce3" office:value-type="string">
            <text:p>kuŋma (kuŋtu)</text:p>
          </table:table-cell>
          <table:table-cell office:value-type="string">
            <text:p>bend</text:p>
          </table:table-cell>
          <table:table-cell table:style-name="ce3"/>
          <table:table-cell office:value-type="string">
            <text:p>kɤɣ</text:p>
          </table:table-cell>
          <table:table-cell table:number-columns-repeated="1004"/>
        </table:table-row>
        <table:table-row table:style-name="ro1">
          <table:table-cell office:value-type="string">
            <text:p>huk &gt; hukt</text:p>
          </table:table-cell>
          <table:table-cell office:value-type="string">
            <text:p>ul</text:p>
          </table:table-cell>
          <table:table-cell table:style-name="ce3" office:value-type="string">
            <text:p>huk</text:p>
          </table:table-cell>
          <table:table-cell office:value-type="string">
            <text:p>shout, cry, bark</text:p>
          </table:table-cell>
          <table:table-cell table:style-name="ce3"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style-name="ce3" office:value-type="string">
            <text:p>hukma (hukta)</text:p>
          </table:table-cell>
          <table:table-cell office:value-type="string">
            <text:p>bark</text:p>
          </table:table-cell>
          <table:table-cell table:style-name="ce10"/>
          <table:table-cell table:style-name="Default"/>
          <table:table-cell table:number-columns-repeated="1004"/>
        </table:table-row>
        <table:table-row table:style-name="ro12">
          <table:table-cell office:value-type="string">
            <text:p>tul</text:p>
          </table:table-cell>
          <table:table-cell office:value-type="string">
            <text:p>ul</text:p>
          </table:table-cell>
          <table:table-cell table:style-name="ce3" office:value-type="string">
            <text:p>tul</text:p>
          </table:table-cell>
          <table:table-cell office:value-type="string">
            <text:p>feed, bring up, foster</text:p>
          </table:table-cell>
          <table:table-cell table:style-name="ce3" office:value-type="string">
            <text:p>tul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dum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style-name="ce3" office:value-type="string">
            <text:p>tupma (tuu)</text:p>
          </table:table-cell>
          <table:table-cell office:value-type="string">
            <text:p>to meet</text:p>
          </table:table-cell>
          <table:table-cell table:style-name="ce3"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1004"/>
        </table:table-row>
        <table:table-row table:style-name="ro12">
          <table:table-cell office:value-type="string">
            <text:p>dum &gt;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h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style-name="ce3"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dum &gt; dumt /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style-name="ce3" office:value-type="string">
            <text:p>tumma (tuma)</text:p>
          </table:table-cell>
          <table:table-cell office:value-type="string">
            <text:p>to be ripe; to become ripe, to ripen</text:p>
          </table:table-cell>
          <table:table-cell table:style-name="ce3"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1004"/>
        </table:table-row>
        <table:table-row table:style-name="ro12">
          <table:table-cell office:value-type="string">
            <text:p>glumt</text:p>
          </table:table-cell>
          <table:table-cell office:value-type="string">
            <text:p>um</text:p>
          </table:table-cell>
          <table:table-cell table:style-name="ce3" office:value-type="string">
            <text:p>glwam</text:p>
          </table:table-cell>
          <table:table-cell office:value-type="string">
            <text:p>lie down, go to sleep</text:p>
          </table:table-cell>
          <table:table-cell table:style-name="ce3" office:value-type="string">
            <text:p>gl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style-name="ce3"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style-name="ce3" office:value-type="string">
            <text:p>kupt</text:p>
          </table:table-cell>
          <table:table-cell office:value-type="string">
            <text:p>sleep with</text:p>
          </table:table-cell>
          <table:table-cell table:number-columns-repeated="1004"/>
        </table:table-row>
        <table:table-row table:style-name="ro5">
          <table:table-cell office:value-type="string">
            <text:p>gum</text:p>
          </table:table-cell>
          <table:table-cell office:value-type="string">
            <text:p>um</text:p>
          </table:table-cell>
          <table:table-cell table:style-name="ce3" office:value-type="string">
            <text:p>gum</text:p>
          </table:table-cell>
          <table:table-cell office:value-type="string">
            <text:p>bend oneself</text:p>
          </table:table-cell>
          <table:table-cell table:style-name="ce3" office:value-type="string">
            <text:p>gh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kʰlum &gt; kʰlum-t</text:p>
          </table:table-cell>
          <table:table-cell office:value-type="string">
            <text:p>um</text:p>
          </table:table-cell>
          <table:table-cell table:style-name="ce3" office:value-type="string">
            <text:p>khlwamt</text:p>
          </table:table-cell>
          <table:table-cell office:value-type="string">
            <text:p>put to sleep</text:p>
          </table:table-cell>
          <table:table-cell table:style-name="ce3" office:value-type="string">
            <text:p>khl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style-name="ce3" office:value-type="string">
            <text:p>kʰumma (kʰumtu)</text:p>
          </table:table-cell>
          <table:table-cell office:value-type="string">
            <text:p>to bury; to plan</text:p>
          </table:table-cell>
          <table:table-cell table:style-name="ce3"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04"/>
        </table:table-row>
        <table:table-row table:style-name="ro4">
          <table:table-cell office:value-type="string">
            <text:p>l[u|i]m &gt; lim-t</text:p>
          </table:table-cell>
          <table:table-cell office:value-type="string">
            <text:p>um</text:p>
          </table:table-cell>
          <table:table-cell table:style-name="ce3" office:value-type="string">
            <text:p>lum</text:p>
          </table:table-cell>
          <table:table-cell office:value-type="string">
            <text:p>boil and dry vegetables for preservation</text:p>
          </table:table-cell>
          <table:table-cell table:style-name="ce3" office:value-type="string">
            <text:p>l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style-name="ce3" office:value-type="string">
            <text:p>limma (limta)</text:p>
          </table:table-cell>
          <table:table-cell office:value-type="string">
            <text:p>parboil</text:p>
          </table:table-cell>
          <table:table-cell table:style-name="ce3"/>
          <table:table-cell table:number-columns-repeated="1005"/>
        </table:table-row>
        <table:table-row table:style-name="ro20">
          <table:table-cell office:value-type="string">
            <text:p>pʰum</text:p>
          </table:table-cell>
          <table:table-cell office:value-type="string">
            <text:p>um</text:p>
          </table:table-cell>
          <table:table-cell table:style-name="ce3" office:value-type="string">
            <text:p>phum(s)</text:p>
          </table:table-cell>
          <table:table-cell office:value-type="string">
            <text:p>insert smth, especially a solid thing, into ashes or clay or inside a quilt</text:p>
          </table:table-cell>
          <table:table-cell table:style-name="ce3" office:value-type="string">
            <text:p>phum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um &gt; pum-t</text:p>
          </table:table-cell>
          <table:table-cell office:value-type="string">
            <text:p>um</text:p>
          </table:table-cell>
          <table:table-cell table:style-name="ce3"/>
          <table:table-cell table:style-name="ce7"/>
          <table:table-cell table:style-name="ce3" office:value-type="string">
            <text:p>pum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style-name="ce3"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um &gt; #dzum &gt; dzum-t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ʦum</text:p>
          </table:table-cell>
          <table:table-cell office:value-type="string">
            <text:p>prepare</text:p>
          </table:table-cell>
          <table:table-cell office:value-type="string">
            <text:p>vt</text:p>
          </table:table-cell>
          <table:table-cell table:style-name="ce3" office:value-type="string">
            <text:p>cumma (cumsu)</text:p>
          </table:table-cell>
          <table:table-cell office:value-type="string">
            <text:p>prepare</text:p>
          </table:table-cell>
          <table:table-cell table:style-name="ce3"/>
          <table:table-cell table:number-columns-repeated="1005"/>
        </table:table-row>
        <table:table-row table:style-name="ro12">
          <table:table-cell office:value-type="string">
            <text:p>ʔum &gt; ʔum-t / ʔum-s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style-name="ce3" office:value-type="string">
            <text:p>umma (umtu)</text:p>
          </table:table-cell>
          <table:table-cell office:value-type="string">
            <text:p>to close (mouth)</text:p>
          </table:table-cell>
          <table:table-cell table:style-name="ce3"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1004"/>
        </table:table-row>
        <table:table-row table:style-name="ro12">
          <table:table-cell table:style-name="ce7" office:value-type="string">
            <text:p>ru[m|p]t &gt; rups</text:p>
          </table:table-cell>
          <table:table-cell table:style-name="ce7" office:value-type="string">
            <text:p>umt</text:p>
          </table:table-cell>
          <table:table-cell table:style-name="ce3"/>
          <table:table-cell table:style-name="ce7"/>
          <table:table-cell table:style-name="ce3" office:value-type="string">
            <text:p>rumt</text:p>
          </table:table-cell>
          <table:table-cell table:style-name="ce7" office:value-type="string">
            <text:p>coil around (a stick, tree), cut around (ridge)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 office:value-type="string">
            <text:p>jups</text:p>
          </table:table-cell>
          <table:table-cell office:value-type="string">
            <text:p>to wear (a waistband)</text:p>
          </table:table-cell>
          <table:table-cell table:number-columns-repeated="1004"/>
        </table:table-row>
        <table:table-row table:style-name="ro4">
          <table:table-cell office:value-type="string">
            <text:p>tumt</text:p>
          </table:table-cell>
          <table:table-cell office:value-type="string">
            <text:p>umt</text:p>
          </table:table-cell>
          <table:table-cell table:style-name="ce3"/>
          <table:table-cell/>
          <table:table-cell table:style-name="ce3" office:value-type="string">
            <text:p>t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style-name="ce3"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kh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hunt</text:p>
          </table:table-cell>
          <table:table-cell office:value-type="string">
            <text:p>stick (a pole) into the ground</text:p>
          </table:table-cell>
          <table:table-cell/>
          <table:table-cell table:style-name="ce3" office:value-type="string">
            <text:p>kʰunma (kʰuntu)</text:p>
          </table:table-cell>
          <table:table-cell office:value-type="string">
            <text:p>enter, penetrat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style-name="ce3" office:value-type="string">
            <text:p>kʰɨnma (kʰɨntu)</text:p>
          </table:table-cell>
          <table:table-cell office:value-type="string">
            <text:p>to stretch ;to pull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ʔu[n|t]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style-name="ce3"/>
          <table:table-cell/>
          <table:table-cell table:style-name="ce3"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04"/>
        </table:table-row>
        <table:table-row table:style-name="ro1">
          <table:table-cell office:value-type="string">
            <text:p>h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ɦ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style-name="ce3" office:value-type="string">
            <text:p>huŋma (huŋu)</text:p>
          </table:table-cell>
          <table:table-cell office:value-type="string">
            <text:p>wait</text:p>
          </table:table-cell>
          <table:table-cell table:style-name="ce3"/>
          <table:table-cell table:number-columns-repeated="1005"/>
        </table:table-row>
        <table:table-row table:style-name="ro1">
          <table:table-cell table:style-name="ce7" office:value-type="string">
            <text:p>juŋ</text:p>
          </table:table-cell>
          <table:table-cell table:style-name="ce7" office:value-type="string">
            <text:p>uŋ</text:p>
          </table:table-cell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3" office:value-type="string">
            <text:p>juŋma</text:p>
          </table:table-cell>
          <table:table-cell office:value-type="string">
            <text:p>sit</text:p>
          </table:table-cell>
          <table:table-cell table:style-name="ce3" office:value-type="string">
            <text:p>juŋ </text:p>
          </table:table-cell>
          <table:table-cell office:value-type="string">
            <text:p>to sit, to stay, to be</text:p>
          </table:table-cell>
          <table:table-cell table:number-columns-repeated="1004"/>
        </table:table-row>
        <table:table-row table:style-name="ro5">
          <table:table-cell office:value-type="string">
            <text:p>s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04"/>
        </table:table-row>
        <table:table-row table:style-name="ro1">
          <table:table-cell office:value-type="string">
            <text:p>tsʰu[ŋ|k]-si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uŋma (cʰuŋsa)</text:p>
          </table:table-cell>
          <table:table-cell office:value-type="string">
            <text:p>cough</text:p>
          </table:table-cell>
          <table:table-cell table:style-name="ce3" office:value-type="string">
            <text:p>suks</text:p>
          </table:table-cell>
          <table:table-cell office:value-type="string">
            <text:p>cough</text:p>
          </table:table-cell>
          <table:table-cell table:number-columns-repeated="1004"/>
        </table:table-row>
        <table:table-row table:style-name="ro1">
          <table:table-cell office:value-type="string">
            <text:p>tuŋ</text:p>
          </table:table-cell>
          <table:table-cell office:value-type="string">
            <text:p>uŋ</text:p>
          </table:table-cell>
          <table:table-cell table:style-name="ce3" office:value-type="string">
            <text:p>tu:(s)</text:p>
          </table:table-cell>
          <table:table-cell office:value-type="string">
            <text:p>drink</text:p>
          </table:table-cell>
          <table:table-cell table:style-name="ce3"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style-name="ce3" office:value-type="string">
            <text:p>duŋma (duŋu)</text:p>
          </table:table-cell>
          <table:table-cell office:value-type="string">
            <text:p>drink</text:p>
          </table:table-cell>
          <table:table-cell table:style-name="ce3" office:value-type="string">
            <text:p>thuŋ</text:p>
          </table:table-cell>
          <table:table-cell office:value-type="string">
            <text:p>drink</text:p>
          </table:table-cell>
          <table:table-cell table:number-columns-repeated="1004"/>
        </table:table-row>
        <table:table-row table:style-name="ro1">
          <table:table-cell office:value-type="string">
            <text:p>gup &gt; gup-s</text:p>
          </table:table-cell>
          <table:table-cell office:value-type="string">
            <text:p>up</text:p>
          </table:table-cell>
          <table:table-cell table:style-name="ce3"/>
          <table:table-cell/>
          <table:table-cell table:style-name="ce3" office:value-type="string">
            <text:p>g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style-name="ce3" office:value-type="string">
            <text:p>kumma (kumsu)</text:p>
          </table:table-cell>
          <table:table-cell office:value-type="string">
            <text:p>hid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gup &gt;&gt; gu</text:p>
          </table:table-cell>
          <table:table-cell office:value-type="string">
            <text:p>up</text:p>
          </table:table-cell>
          <table:table-cell table:style-name="ce3" office:value-type="string">
            <text:p>gu</text:p>
          </table:table-cell>
          <table:table-cell office:value-type="string">
            <text:p>pick up from the ground</text:p>
          </table:table-cell>
          <table:table-cell table:style-name="ce3"/>
          <table:table-cell table:number-columns-repeated="2"/>
          <table:table-cell table:style-name="ce3" office:value-type="string">
            <text:p>kupma (kuu)</text:p>
          </table:table-cell>
          <table:table-cell office:value-type="string">
            <text:p>pick up from the groun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tup &gt; tup-t</text:p>
          </table:table-cell>
          <table:table-cell office:value-type="string">
            <text:p>up</text:p>
          </table:table-cell>
          <table:table-cell table:style-name="ce3" office:value-type="string">
            <text:p>tupt</text:p>
          </table:table-cell>
          <table:table-cell office:value-type="string">
            <text:p>beat, strike (twapt strike, play an instrument)</text:p>
          </table:table-cell>
          <table:table-cell table:style-name="ce3" office:value-type="string">
            <text:p>t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style-name="ce3" office:value-type="string">
            <text:p>kadʰuppa</text:p>
          </table:table-cell>
          <table:table-cell office:value-type="string">
            <text:p>blacksmith</text:p>
          </table:table-cell>
          <table:table-cell table:style-name="ce3"/>
          <table:table-cell table:number-columns-repeated="1005"/>
        </table:table-row>
        <table:table-row table:style-name="ro19">
          <table:table-cell office:value-type="string">
            <text:p>r|u|o]p</text:p>
          </table:table-cell>
          <table:table-cell office:value-type="string">
            <text:p>up/op</text:p>
          </table:table-cell>
          <table:table-cell table:style-name="ce3"/>
          <table:table-cell/>
          <table:table-cell table:style-name="ce3" office:value-type="string">
            <text:p>r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style-name="ce3"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up-s</text:p>
          </table:table-cell>
          <table:table-cell office:value-type="string">
            <text:p>up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umma (cʰumsu)</text:p>
          </table:table-cell>
          <table:table-cell office:value-type="string">
            <text:p>to bind, to tie up</text:p>
          </table:table-cell>
          <table:table-cell table:style-name="ce3" office:value-type="string">
            <text:p>sups</text:p>
          </table:table-cell>
          <table:table-cell office:value-type="string">
            <text:p>collect together, gather</text:p>
          </table:table-cell>
          <table:table-cell table:number-columns-repeated="1004"/>
        </table:table-row>
        <table:table-row table:style-name="ro5">
          <table:table-cell office:value-type="string">
            <text:p>jupt</text:p>
          </table:table-cell>
          <table:table-cell office:value-type="string">
            <text:p>upt</text:p>
          </table:table-cell>
          <table:table-cell table:style-name="ce3"/>
          <table:table-cell/>
          <table:table-cell table:style-name="ce3" office:value-type="string">
            <text:p>jipt</text:p>
          </table:table-cell>
          <table:table-cell office:value-type="string">
            <text:p>force into, insert and twist</text:p>
          </table:table-cell>
          <table:table-cell office:value-type="string">
            <text:p>vt</text:p>
          </table:table-cell>
          <table:table-cell table:style-name="ce3" office:value-type="string">
            <text:p>jupma (juptu)</text:p>
          </table:table-cell>
          <table:table-cell office:value-type="string">
            <text:p>to poke in; to fix by inserting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lup &gt; lup-t</text:p>
          </table:table-cell>
          <table:table-cell office:value-type="string">
            <text:p>upt</text:p>
          </table:table-cell>
          <table:table-cell table:style-name="ce3" office:value-type="string">
            <text:p>lupt</text:p>
          </table:table-cell>
          <table:table-cell office:value-type="string">
            <text:p>cover, hide (lupsi 'dip, immersion')</text:p>
          </table:table-cell>
          <table:table-cell table:style-name="ce3"/>
          <table:table-cell table:number-columns-repeated="2"/>
          <table:table-cell table:style-name="ce3"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style-name="ce3" office:value-type="string">
            <text:p>lup</text:p>
          </table:table-cell>
          <table:table-cell office:value-type="string">
            <text:p>to sink, to be buried, to go under</text:p>
          </table:table-cell>
          <table:table-cell table:number-columns-repeated="1004"/>
        </table:table-row>
        <table:table-row table:style-name="ro7">
          <table:table-cell office:value-type="string">
            <text:p>[k|kʰ]ur</text:p>
          </table:table-cell>
          <table:table-cell office:value-type="string">
            <text:p>ur</text:p>
          </table:table-cell>
          <table:table-cell table:style-name="ce3"/>
          <table:table-cell/>
          <table:table-cell table:style-name="ce3" office:value-type="string">
            <text:p>k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table:style-name="ce3" office:value-type="string">
            <text:p>kʰunma (kʰuju)</text:p>
          </table:table-cell>
          <table:table-cell table:style-name="ce7" office:value-type="string">
            <text:p>to carry</text:p>
          </table:table-cell>
          <table:table-cell table:style-name="ce3"/>
          <table:table-cell table:style-name="ce7"/>
          <table:table-cell office:value-type="string">
            <text:p>fkur</text:p>
          </table:table-cell>
          <table:table-cell office:value-type="string">
            <text:p>bkur</text:p>
          </table:table-cell>
          <table:table-cell table:number-columns-repeated="1002"/>
        </table:table-row>
        <table:table-row table:style-name="ro1">
          <table:table-cell office:value-type="string">
            <text:p>dzur ?</text:p>
          </table:table-cell>
          <table:table-cell office:value-type="string">
            <text:p>ur</text:p>
          </table:table-cell>
          <table:table-cell table:style-name="ce3" office:value-type="string">
            <text:p>dzur</text:p>
          </table:table-cell>
          <table:table-cell office:value-type="string">
            <text:p>be sour</text:p>
          </table:table-cell>
          <table:table-cell table:style-name="ce3"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style-name="ce3" office:value-type="string">
            <text:p>sunma (sunta)</text:p>
          </table:table-cell>
          <table:table-cell office:value-type="string">
            <text:p>to be sour</text:p>
          </table:table-cell>
          <table:table-cell table:style-name="ce3" office:value-type="string">
            <text:p>suːtt</text:p>
          </table:table-cell>
          <table:table-cell table:style-name="ce7" office:value-type="string">
            <text:p>be sour</text:p>
          </table:table-cell>
          <table:table-cell table:number-columns-repeated="1004"/>
        </table:table-row>
        <table:table-row table:style-name="ro4">
          <table:table-cell office:value-type="string">
            <text:p>nur &gt; nur-si</text:p>
          </table:table-cell>
          <table:table-cell office:value-type="string">
            <text:p>ur</text:p>
          </table:table-cell>
          <table:table-cell table:style-name="ce3" office:value-type="string">
            <text:p>nur (vm)</text:p>
          </table:table-cell>
          <table:table-cell office:value-type="string">
            <text:p>to be sprained, to be twiste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uˀr</text:p>
          </table:table-cell>
          <table:table-cell office:value-type="string">
            <text:p>to be sprained, to be dislocated.</text:p>
          </table:table-cell>
          <table:table-cell table:number-columns-repeated="1004"/>
        </table:table-row>
        <table:table-row table:style-name="ro8">
          <table:table-cell office:value-type="string">
            <text:p>ŋ[u|i]r</text:p>
          </table:table-cell>
          <table:table-cell office:value-type="string">
            <text:p>ur</text:p>
          </table:table-cell>
          <table:table-cell table:style-name="ce3" office:value-type="string">
            <text:p>ŋir</text:p>
          </table:table-cell>
          <table:table-cell office:value-type="string">
            <text:p>roar</text:p>
          </table:table-cell>
          <table:table-cell table:style-name="ce3" office:value-type="string">
            <text:p>ŋ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10"/>
          <table:table-cell table:number-columns-repeated="2"/>
          <table:table-cell office:value-type="string">
            <text:p>sŋur</text:p>
          </table:table-cell>
          <table:table-cell table:number-columns-repeated="1002"/>
        </table:table-row>
        <table:table-row table:style-name="ro1">
          <table:table-cell office:value-type="string">
            <text:p>hurt</text:p>
          </table:table-cell>
          <table:table-cell office:value-type="string">
            <text:p>urt</text:p>
          </table:table-cell>
          <table:table-cell table:style-name="ce3" office:value-type="string">
            <text:p>hurt</text:p>
          </table:table-cell>
          <table:table-cell office:value-type="string">
            <text:p>fan, row (boat)</text:p>
          </table:table-cell>
          <table:table-cell table:style-name="ce3" office:value-type="string">
            <text:p>ɦ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urt &gt; dzur &gt; dzur-t</text:p>
          </table:table-cell>
          <table:table-cell office:value-type="string">
            <text:p>urt</text:p>
          </table:table-cell>
          <table:table-cell table:style-name="ce3"/>
          <table:table-cell/>
          <table:table-cell table:style-name="ce3" office:value-type="string">
            <text:p>ʦurt</text:p>
          </table:table-cell>
          <table:table-cell office:value-type="string">
            <text:p>be wrinkled</text:p>
          </table:table-cell>
          <table:table-cell office:value-type="string">
            <text:p>vt-i </text:p>
          </table:table-cell>
          <table:table-cell table:style-name="ce3" office:value-type="string">
            <text:p>cunma (cuntu)</text:p>
          </table:table-cell>
          <table:table-cell office:value-type="string">
            <text:p>to shrink, to wrinkle</text:p>
          </table:table-cell>
          <table:table-cell table:style-name="ce3" office:value-type="string">
            <text:p>i~suʔr</text:p>
          </table:table-cell>
          <table:table-cell office:value-type="string">
            <text:p>wrinkle, wither</text:p>
          </table:table-cell>
          <table:table-cell table:number-columns-repeated="1004"/>
        </table:table-row>
        <table:table-row table:style-name="ro2">
          <table:table-cell office:value-type="string">
            <text:p>tsʰus</text:p>
          </table:table-cell>
          <table:table-cell office:value-type="string">
            <text:p>us</text:p>
          </table:table-cell>
          <table:table-cell table:style-name="ce3"/>
          <table:table-cell/>
          <table:table-cell table:style-name="ce3"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04"/>
        </table:table-row>
        <table:table-row table:style-name="ro2">
          <table:table-cell office:value-type="string">
            <text:p>hut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ɦ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table:style-name="ce14" office:value-type="string">
            <text:p>hɨtma (hɨttu)</text:p>
          </table:table-cell>
          <table:table-cell office:value-type="string">
            <text:p>burn</text:p>
          </table:table-cell>
          <table:table-cell table:style-name="ce14"/>
          <table:table-cell table:number-columns-repeated="1005"/>
        </table:table-row>
        <table:table-row table:style-name="ro1">
          <table:table-cell office:value-type="string">
            <text:p>lut &gt; lut-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l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style-name="ce3" office:value-type="string">
            <text:p>lutma (luttu)</text:p>
          </table:table-cell>
          <table:table-cell office:value-type="string">
            <text:p>to tell (of a story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blut</text:p>
          </table:table-cell>
          <table:table-cell office:value-type="string">
            <text:p>utt</text:p>
          </table:table-cell>
          <table:table-cell table:style-name="ce3"/>
          <table:table-cell/>
          <table:table-cell table:style-name="ce3"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style-name="ce3" office:value-type="string">
            <text:p>putma (puttu)</text:p>
          </table:table-cell>
          <table:table-cell office:value-type="string">
            <text:p>to boil over, steam</text:p>
          </table:table-cell>
          <table:table-cell table:style-name="ce3"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1004"/>
        </table:table-row>
        <table:table-row table:style-name="ro11">
          <table:table-cell office:value-type="string">
            <text:p>kʰuːt</text:p>
          </table:table-cell>
          <table:table-cell office:value-type="string">
            <text:p>utt</text:p>
          </table:table-cell>
          <table:table-cell table:style-name="ce3" office:value-type="string">
            <text:p>khus</text:p>
          </table:table-cell>
          <table:table-cell office:value-type="string">
            <text:p>theft (n)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khuːtt</text:p>
          </table:table-cell>
          <table:table-cell office:value-type="string">
            <text:p>steal</text:p>
          </table:table-cell>
          <table:table-cell office:value-type="string">
            <text:p>mɯrkɯ</text:p>
          </table:table-cell>
          <table:table-cell office:value-type="string">
            <text:p>rku</text:p>
          </table:table-cell>
          <table:table-cell office:value-type="string">
            <text:p>寇</text:p>
          </table:table-cell>
          <table:table-cell table:number-columns-repeated="1001"/>
        </table:table-row>
        <table:table-row table:style-name="ro5">
          <table:table-cell office:value-type="string">
            <text:p>pʰʊk &gt; bʊk</text:p>
          </table:table-cell>
          <table:table-cell office:value-type="string">
            <text:p>ʊk</text:p>
          </table:table-cell>
          <table:table-cell table:style-name="ce3" office:value-type="string">
            <text:p>buk</text:p>
          </table:table-cell>
          <table:table-cell office:value-type="string">
            <text:p>get up, stand up</text:p>
          </table:table-cell>
          <table:table-cell table:style-name="ce3"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style-name="ce3" office:value-type="string">
            <text:p>pukma (pua)</text:p>
          </table:table-cell>
          <table:table-cell office:value-type="string">
            <text:p>to stand up, to rise</text:p>
          </table:table-cell>
          <table:table-cell table:style-name="ce3"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1004"/>
        </table:table-row>
        <table:table-row table:style-name="ro1">
          <table:table-cell office:value-type="string">
            <text:p>tʰʊk</text:p>
          </table:table-cell>
          <table:table-cell office:value-type="string">
            <text:p>ʊk</text:p>
          </table:table-cell>
          <table:table-cell table:style-name="ce3" office:value-type="string">
            <text:p>thuk</text:p>
          </table:table-cell>
          <table:table-cell office:value-type="string">
            <text:p>spit at someone</text:p>
          </table:table-cell>
          <table:table-cell table:style-name="ce3"/>
          <table:table-cell table:number-columns-repeated="2"/>
          <table:table-cell table:style-name="ce3" office:value-type="string">
            <text:p>tʰukma (tʰuktu)</text:p>
          </table:table-cell>
          <table:table-cell office:value-type="string">
            <text:p>to spit at someone</text:p>
          </table:table-cell>
          <table:table-cell table:style-name="ce3" office:value-type="string">
            <text:p>thokt</text:p>
          </table:table-cell>
          <table:table-cell office:value-type="string">
            <text:p>spit (at a distance)</text:p>
          </table:table-cell>
          <table:table-cell table:number-columns-repeated="1004"/>
        </table:table-row>
        <table:table-row table:style-name="ro4">
          <table:table-cell office:value-type="string">
            <text:p>tʊk &gt; tʊk-si / dʊk &gt; dʊk-t</text:p>
          </table:table-cell>
          <table:table-cell office:value-type="string">
            <text:p>ʊk</text:p>
          </table:table-cell>
          <table:table-cell table:style-name="ce3"/>
          <table:table-cell/>
          <table:table-cell table:style-name="ce3" office:value-type="string">
            <text:p>dh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style-name="ce3" office:value-type="string">
            <text:p>dʰuŋma (dʰuŋsa)</text:p>
          </table:table-cell>
          <table:table-cell office:value-type="string">
            <text:p>bump</text:p>
          </table:table-cell>
          <table:table-cell table:style-name="ce3" office:value-type="string">
            <text:p>tokt</text:p>
          </table:table-cell>
          <table:table-cell office:value-type="string">
            <text:p>to bump against sth., to trip, to stumble</text:p>
          </table:table-cell>
          <table:table-cell table:number-columns-repeated="1004"/>
        </table:table-row>
        <table:table-row table:style-name="ro1">
          <table:table-cell office:value-type="string">
            <text:p>tsʊkt</text:p>
          </table:table-cell>
          <table:table-cell office:value-type="string">
            <text:p>ʊkt</text:p>
          </table:table-cell>
          <table:table-cell table:style-name="ce3"/>
          <table:table-cell/>
          <table:table-cell table:style-name="ce3"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04"/>
        </table:table-row>
        <table:table-row table:style-name="ro12">
          <table:table-cell office:value-type="string">
            <text:p>tʰʊ[ŋ|k] &gt; tʰʊŋ-t / tʰʊk-s</text:p>
          </table:table-cell>
          <table:table-cell office:value-type="string">
            <text:p>ʊŋ</text:p>
          </table:table-cell>
          <table:table-cell table:style-name="ce3"/>
          <table:table-cell/>
          <table:table-cell table:style-name="ce3"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style-name="ce3"/>
          <table:table-cell table:style-name="ce7"/>
          <table:table-cell table:style-name="ce3" office:value-type="string">
            <text:p>thoks</text:p>
          </table:table-cell>
          <table:table-cell table:style-name="ce7" office:value-type="string">
            <text:p>to butt, to gore, to strike (with the head or horn)</text:p>
          </table:table-cell>
          <table:table-cell table:style-name="ce7"/>
          <table:table-cell table:number-columns-repeated="1003"/>
        </table:table-row>
        <table:table-row table:style-name="ro4">
          <table:table-cell office:value-type="string">
            <text:p>[ts|s]ʊs</text:p>
          </table:table-cell>
          <table:table-cell office:value-type="string">
            <text:p>ʊs</text:p>
          </table:table-cell>
          <table:table-cell table:style-name="ce3" office:value-type="string">
            <text:p>su</text:p>
          </table:table-cell>
          <table:table-cell office:value-type="string">
            <text:p>be hot, spicy</text:p>
          </table:table-cell>
          <table:table-cell table:style-name="ce3"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04"/>
        </table:table-row>
        <table:table-row table:style-name="ro2">
          <table:table-cell office:value-type="string">
            <text:p>sʊs</text:p>
          </table:table-cell>
          <table:table-cell office:value-type="string">
            <text:p>ʊs</text:p>
          </table:table-cell>
          <table:table-cell table:style-name="ce3"/>
          <table:table-cell/>
          <table:table-cell table:style-name="ce3"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style-name="ce3" office:value-type="string">
            <text:p>suma (susa)</text:p>
          </table:table-cell>
          <table:table-cell office:value-type="string">
            <text:p>itch</text:p>
          </table:table-cell>
          <table:table-cell table:style-name="ce3" office:value-type="string">
            <text:p>sos</text:p>
          </table:table-cell>
          <table:table-cell office:value-type="string">
            <text:p>itch</text:p>
          </table:table-cell>
          <table:table-cell table:number-columns-repeated="1004"/>
        </table:table-row>
        <table:table-row table:style-name="ro2" table:number-rows-repeated="65244">
          <table:table-cell table:number-columns-repeated="1015"/>
        </table:table-row>
        <table:table-row table:style-name="ro2">
          <table:table-cell table:style-name="Default" table:number-columns-repeated="11"/>
          <table:table-cell table:number-columns-repeated="1004"/>
        </table:table-row>
        <table:table-row table:style-name="ro2">
          <table:table-cell table:style-name="Default" table:number-columns-repeated="12"/>
          <table:table-cell table:number-columns-repeated="1003"/>
        </table:table-row>
      </table:table>
      <table:table table:name="Feuille2" table:style-name="ta1" table:print="false">
        <table:table-column table:style-name="co2" table:default-cell-style-name="Default"/>
        <table:table-column table:style-name="co2" table:number-columns-repeated="3" table:default-cell-style-name="ce11"/>
        <table:table-column table:style-name="co3" table:default-cell-style-name="ce11"/>
        <table:table-column table:style-name="co2" table:default-cell-style-name="ce11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ʔipt</text:p>
          </table:table-cell>
          <table:table-cell table:style-name="ce3"/>
          <table:table-cell table:style-name="ce1"/>
          <table:table-cell table:style-name="ce3" office:value-type="string">
            <text:p>ʔipt</text:p>
          </table:table-cell>
          <table:table-cell table:style-name="ce1" office:value-type="string">
            <text:p>put to sleep</text:p>
          </table:table-cell>
          <table:table-cell table:style-name="ce1" office:value-type="string">
            <text:p>vt</text:p>
          </table:table-cell>
          <table:table-cell table:style-name="ce3"/>
          <table:table-cell table:style-name="ce1"/>
          <table:table-cell table:style-name="ce3" office:value-type="string">
            <text:p>ipt</text:p>
          </table:table-cell>
          <table:table-cell table:style-name="ce1" office:value-type="string">
            <text:p>put to sleep</text:p>
          </table:table-cell>
          <table:table-cell table:number-columns-repeated="3"/>
        </table:table-row>
        <table:table-row table:style-name="ro5">
          <table:table-cell table:style-name="ce1" office:value-type="string">
            <text:p>pʰʊk &gt; bʊk</text:p>
          </table:table-cell>
          <table:table-cell table:style-name="ce3" office:value-type="string">
            <text:p>buk</text:p>
          </table:table-cell>
          <table:table-cell table:style-name="ce1" office:value-type="string">
            <text:p>get up, stand up</text:p>
          </table:table-cell>
          <table:table-cell table:style-name="ce3"/>
          <table:table-cell table:style-name="ce1" table:number-columns-repeated="2"/>
          <table:table-cell table:style-name="ce3" office:value-type="string">
            <text:p>pukma (pua)</text:p>
          </table:table-cell>
          <table:table-cell table:style-name="ce1" office:value-type="string">
            <text:p>to stand up, to rise</text:p>
          </table:table-cell>
          <table:table-cell table:style-name="ce3" office:value-type="string">
            <text:p>pok</text:p>
          </table:table-cell>
          <table:table-cell table:style-name="ce1" office:value-type="string">
            <text:p>to rise, to stand up, to get up</text:p>
          </table:table-cell>
          <table:table-cell table:style-name="ce11" table:number-columns-repeated="3"/>
        </table:table-row>
        <table:table-row table:style-name="ro2">
          <table:table-cell table:style-name="ce1" office:value-type="string">
            <text:p>pʰʊk &gt; bʊk</text:p>
          </table:table-cell>
          <table:table-cell table:number-columns-repeated="2"/>
          <table:table-cell table:style-name="ce3" office:value-type="string">
            <text:p>phuk</text:p>
          </table:table-cell>
          <table:table-cell table:style-name="ce1" office:value-type="string">
            <text:p>get up</text:p>
          </table:table-cell>
          <table:table-cell table:style-name="ce1" office:value-type="string">
            <text:p>vlab</text:p>
          </table:table-cell>
          <table:table-cell table:style-name="ce10"/>
          <table:table-cell table:style-name="ce11"/>
          <table:table-cell table:style-name="ce10" office:value-type="string">
            <text:p>phoks</text:p>
          </table:table-cell>
          <table:table-cell table:style-name="ce11" office:value-type="string">
            <text:p>rouse, awaken</text:p>
          </table:table-cell>
          <table:table-cell table:style-name="ce11" table:number-columns-repeated="3"/>
        </table:table-row>
        <table:table-row table:style-name="ro4">
          <table:table-cell table:style-name="ce1" office:value-type="string">
            <text:p>k[i|e]k &gt; gek</text:p>
          </table:table-cell>
          <table:table-cell table:style-name="ce3"/>
          <table:table-cell table:style-name="ce1"/>
          <table:table-cell table:style-name="ce3" office:value-type="string">
            <text:p>ghik</text:p>
          </table:table-cell>
          <table:table-cell table:style-name="ce1" office:value-type="string">
            <text:p>become entangled</text:p>
          </table:table-cell>
          <table:table-cell table:style-name="ce1" office:value-type="string">
            <text:p>vi</text:p>
          </table:table-cell>
          <table:table-cell table:style-name="ce3"/>
          <table:table-cell table:style-name="ce1"/>
          <table:table-cell table:style-name="ce3" office:value-type="string">
            <text:p>keks</text:p>
          </table:table-cell>
          <table:table-cell table:style-name="ce1" office:value-type="string">
            <text:p>be caught, be hooked</text:p>
          </table:table-cell>
          <table:table-cell table:style-name="ce11" table:number-columns-repeated="2"/>
          <table:table-cell/>
        </table:table-row>
        <table:table-row table:style-name="ro15" table:number-rows-repeated="40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5">
          <table:table-cell table:style-name="ce11"/>
          <table:table-cell table:number-columns-repeated="5"/>
          <table:table-cell table:style-name="ce11" table:number-columns-repeated="5"/>
          <table:table-cell table:style-name="ce12" table:number-columns-repeated="2"/>
        </table:table-row>
        <table:table-row table:style-name="ro15" table:number-rows-repeated="1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5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5" table:number-rows-repeated="7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5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5" table:number-rows-repeated="44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5">
          <table:table-cell table:style-name="ce11"/>
          <table:table-cell table:number-columns-repeated="5"/>
          <table:table-cell table:style-name="ce11" table:number-columns-repeated="6"/>
          <table:table-cell table:style-name="ce13"/>
        </table:table-row>
        <table:table-row table:style-name="ro15" table:number-rows-repeated="58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5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5" table:number-rows-repeated="2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5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5" table:number-rows-repeated="16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5" table:number-rows-repeated="65324">
          <table:table-cell table:number-columns-repeated="13"/>
        </table:table-row>
        <table:table-row table:style-name="ro15">
          <table:table-cell table:number-columns-repeated="13"/>
        </table:table-row>
      </table:table>
      <table:table table:name="Feuille3" table:style-name="ta1" table:print="false">
        <table:table-column table:style-name="co2" table:default-cell-style-name="Default"/>
        <table:table-row table:style-name="ro15">
          <table:table-cell/>
        </table:table-row>
      </table:table>
      <table:database-ranges>
        <table:database-range table:target-range-address="Feuille1.A1:Feuille1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22/03/2016</text:date>, <text:time>11:3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Jacques</meta:initial-creator>
    <meta:creation-date>2016-02-14T13:28:56.85</meta:creation-date>
    <dc:date>2016-03-22T11:37:33.29</dc:date>
    <meta:editing-duration>P2DT9H39M7S</meta:editing-duration>
    <meta:editing-cycles>397</meta:editing-cycles>
    <meta:generator>OpenOffice/4.0.1$Win32 OpenOffice.org_project/401m5$Build-9714</meta:generator>
    <dc:creator>Guillaume Jacques</dc:creator>
    <meta:document-statistic meta:table-count="3" meta:cell-count="2283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